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2.04.22 05:17   |   <text:a xlink:type="simple" xlink:href="http://palinfo.habago.org/Entry?Command=Information_PrintForum&amp;iPage=507#FORUM31480"><text:span text:style-name="T2">#</text:span></text:a></text:p>
      <text:p text:style-name="P2">如果有人因為恨或因為某種目的或利益而做出殘忍的事<text:span text:style-name="T3">,</text:span>在某個重要意義上那其實沒什麼<text:span text:style-name="T3">, </text:span>但如果有人極盡殘忍或有人任意虐待你<text:span text:style-name="T3">,</text:span>但他卻沒有任何愛恨或目的或理由<text:span text:style-name="T3">,</text:span>那是不是很可怕<text:span text:style-name="T3">? </text:span>你會不會懷疑起對方的基本人性<text:span text:style-name="T3">?<text:line-break/><text:line-break/></text:span>愛的反面不是恨<text:span text:style-name="T3">,</text:span>而是冷漠不在乎<text:span text:style-name="T3">,</text:span>這當然不是美軍的專利<text:span text:style-name="T3">,</text:span>在這島上我幾乎每天都會在街上或所謂<text:span text:style-name="T3"><text:s/>"</text:span>電視新聞<text:span text:style-name="T3">" </text:span>上感受到這樣一種無視於旁人死活的極度冷漠或嗜血樂趣<text:span text:style-name="T3">. <text:line-break/><text:line-break/></text:span>對他明明沒什麼好處<text:span text:style-name="T3">,</text:span>他對你更是無冤無仇<text:span text:style-name="T3">,</text:span>但他輕易就能對你或對任何人做出一些傷害行為<text:span text:style-name="T3">, </text:span>或是在你的痛苦中<text:span text:style-name="T3">, </text:span>迅速型塑成一種口舌題材<text:span text:style-name="T3">, </text:span>從中攫取那稍縱即逝對他亦是可有可無的一點速食快感<text:span text:style-name="T3">. </text:span>為什麼<text:span text:style-name="T3">? </text:span>因為他根本不在乎<text:span text:style-name="T3">,</text:span>你究竟是死是活<text:span text:style-name="T3">,</text:span>對他沒有任何意義<text:span text:style-name="T3">.<text:line-break/><text:line-break/></text:span>最近在鳳凰衛視上看到一張引起國際矚目的照片<text:span text:style-name="T3">, </text:span>請看<text:span text:style-name="T3">: <text:line-break/><text:line-break/>http://www.cdnews.com.tw/cdnews_site/docDetail.jsp?coluid=109&amp;docid=101883756<text:line-break/><text:line-break/></text:span>一群美軍在阿富汗<text:span text:style-name="T3">, </text:span>用輕蔑的手勢和表情<text:span text:style-name="T3">, </text:span>拎著兩條斷裂血淋淋的阿富汗人的大腿殘肢<text:span text:style-name="T3">, </text:span>大夥嘻笑拍照留念<text:span text:style-name="T3">.<text:line-break/><text:line-break/></text:span>不管死的活的<text:span text:style-name="T3">,</text:span>美軍長年以來不斷虐囚或羞辱屍體<text:span text:style-name="T3">,</text:span>例如一群美軍對著一堆屍體的臉小便<text:span text:style-name="T3">,</text:span>一邊小一邊開玩笑<text:span text:style-name="T3">, </text:span>或是強迫同性俘虜互相性交猥褻供其觀賞助興<text:span text:style-name="T3">,</text:span>就好像在欣賞什麼尾牙康樂活動表演一樣<text:span text:style-name="T3">,</text:span>或是美國女兵把俘虜脫光用狗鍊栓著<text:span text:style-name="T3"><text:s/>"</text:span>遛狗<text:span text:style-name="T3">",</text:span>或是叫他們全部脫光堆成人牆<text:span text:style-name="T3">, </text:span>或是把他們裝扮成耶穌來電擊等等<text:span text:style-name="T3">, </text:span>無奇不有<text:span text:style-name="T3">, </text:span>以前在越戰中甚至把越南兒童綁在柱子上當活靶練習槍法<text:span text:style-name="T3">, </text:span>戲謔折磨至死<text:span text:style-name="T3">.<text:line-break/><text:line-break/></text:span>老實說<text:span text:style-name="T3">, </text:span>當我看到這些事<text:span text:style-name="T3">,</text:span>憤恨難免<text:span text:style-name="T3">,</text:span>但一點也不驚訝<text:span text:style-name="T3">, </text:span>因為同樣的事在這島上每天四處可見<text:span text:style-name="T3">, </text:span>只是看你有沒有那個道德或美感的敏感度去<text:span text:style-name="T3"><text:s/>"</text:span>看見<text:span text:style-name="T3">" </text:span>它而已<text:span text:style-name="T3">. <text:line-break/><text:line-break/></text:span>記得唸大二時大體解剖課<text:span text:style-name="T3">, </text:span>班上有同學甚至還會以為自己是小李飛刀<text:span text:style-name="T3">, </text:span>拿屍體當靶<text:span text:style-name="T3">, </text:span>用手術刀飛射屍體比賽得分<text:span text:style-name="T3">, </text:span>或是拿手術刀在供其解剖的屍體上玩<text:span text:style-name="T3"><text:s/>"</text:span>井字遊戲<text:span text:style-name="T3">". </text:span>這幾位都還是所謂好學生呢<text:span text:style-name="T3">! </text:span>有一位現在也是名醫<text:span text:style-name="T3">, </text:span>但我始終相信這是個人渣<text:span text:style-name="T3">. <text:line-break/><text:line-break/></text:span>人渣的特徵不是恨<text:span text:style-name="T3">, </text:span>而是冷漠不在乎<text:span text:style-name="T3">, </text:span>不信你去看看一些據說是無數人出沒的網站如什麼<text:span text:style-name="T3">PTT, </text:span>只要你言論不合其意<text:span text:style-name="T3">, </text:span>任何人馬上可以毫無緣由地攻擊你抹黑你<text:span text:style-name="T3">, </text:span>重點是他對你根本沒有任何仇恨<text:span text:style-name="T3">, </text:span>他其實也不是真的在乎你發表了什麼異議言論<text:span text:style-name="T3">, </text:span>他只是對於<text:span text:style-name="T3"><text:s/>"</text:span>傷害你<text:span text:style-name="T3">" </text:span>這件事沒有絲毫感覺而已<text:span text:style-name="T3">, </text:span>就好像我們往往可以輕易傷害一隻螞蟻一樣<text:span text:style-name="T3">, </text:span>而且絲毫不掛念<text:span text:style-name="T3">.<text:line-break/><text:line-break/></text:span>我沒辦法教你什麼是愛<text:span text:style-name="T3">, </text:span>但我或許能教你怎麼看出愛的反面<text:span text:style-name="T3">. </text:span>愛的反面不是恨<text:span text:style-name="T3">, </text:span>而是根本無愛無恨無無所謂<text:span text:style-name="T3">. </text:span>根本不把別人當人看<text:span text:style-name="T3">. </text:span>對於這一點<text:span text:style-name="T3">, </text:span>教給我最多的不是美軍不是日軍不是法軍不是英軍<text:span text:style-name="T3">, </text:span>而恰恰是自己的同胞<text:span text:style-name="T3">; </text:span>教給我最多的也不是實際戰火<text:span text:style-name="T3">, </text:span>反倒是沒有半點煙硝味的台灣日常生活<text:span text:style-name="T3">.</text:span></text:p>
      <text:p text:style-name="P1"><text:span text:style-name="T1">鄭啟承</text:span><text:s/>  |  2012.04.21 23:02   |   <text:a xlink:type="simple" xlink:href="http://palinfo.habago.org/Entry?Command=Information_PrintForum&amp;iPage=507#FORUM31479"><text:span text:style-name="T2">#</text:span></text:a></text:p>
      <text:p text:style-name="P3">最近只要一想到錢我就想到陳光標這個人，前陣子台灣電視台訪問他，台灣記者的水平不用說，問些沒水準的問題，但我想一個人的本質是藏不住的，看著他受訪時講話的一些神情實在很感動。<text:span text:style-name="T3"><text:line-break/><text:line-break/></text:span>其實我們應該懂得去看懂一個人的靈魂而不是他的言行和作為，陳光標說他之所以高調行善是為了帶動行善的風氣讓大家知道行善的好處，進而讓別人一起來行善。<text:span text:style-name="T3"><text:line-break/><text:line-break/></text:span>說這些彷彿他所做所為是抱持著什麼信念似的，比如說他說「財富如水。如果你有一杯水，你可以獨自享用；如果你有一桶水，可以存放家中；但如果你有一條河，就要學會與他人分享。」他還說「活在人們尊重中的慈善家，比孤獨死在存摺單上的守財奴光榮、偉大」<text:span text:style-name="T3"><text:s/></text:span>。<text:span text:style-name="T3"> <text:line-break/><text:line-break/></text:span>聽起來很酷，但我是不信他講得這些的，我是說他之所以行善就是因為他想行善，是出於一種本能或是心理衝動，而不是因為自己嘴上說的這些道理。<text:span text:style-name="T3"><text:line-break/><text:line-break/></text:span>我的意思是善良的人就只是因為他是個善良的人，而不是因為他奉行了某個道理或信念而「成為」了一個善人。<text:span text:style-name="T3"><text:line-break/><text:line-break/></text:span>如果說這是一種生物性或基因或宿命，那我這幾年慢慢地也只相信這種演化而非後天修為了。<text:span text:style-name="T3"><text:line-break/><text:line-break/></text:span>他講得一句話真的酷到不行：「我就要高調做善事，如果你不服你來做，你來和我爭「中國首善」這個稱號」。<text:span text:style-name="T3"><text:line-break/><text:line-break/></text:span>看來我應該考慮請他投資我們一下才對。</text:p>
      <text:p text:style-name="P4"/>
      <text:p text:style-name="P1"><text:span text:style-name="T1">陳真</text:span><text:s/>  |  2012.04.21 21:24   |   <text:a xlink:type="simple" xlink:href="http://palinfo.habago.org/Entry?Command=Information_PrintForum&amp;iPage=508#FORUM31478"><text:span text:style-name="T2">#</text:span></text:a></text:p>
      <text:p text:style-name="P3">坎城影展又快開始了<text:span text:style-name="T3">,</text:span>去了三趟<text:span text:style-name="T3">,</text:span>其中有一趟還跟法國警察槓上<text:span text:style-name="T3">,</text:span>拿手邊草蓆用英文寫上<text:span text:style-name="T3"><text:s/>"</text:span>政治不等於藝術<text:span text:style-name="T3">",</text:span>趁頒獎典禮開始時<text:span text:style-name="T3">,</text:span>迅即抽出布條當場抗議麥可摩爾的什麼<text:span text:style-name="T3">911</text:span>那種文宣爛片的獲得大獎<text:span text:style-name="T3">.<text:line-break/><text:line-break/></text:span>入圍名單最近公布<text:span text:style-name="T3">,</text:span>看到這回這位主席<text:span text:style-name="T3">,</text:span>我就知道沒什麼指望了<text:span text:style-name="T3">,</text:span>不但王家衛的一代宗師摃龜<text:span text:style-name="T3">,</text:span>朴贊郁也被刷下<text:span text:style-name="T3">,</text:span>至於馬立克的<text:span text:style-name="T3"><text:s/>the burial</text:span>恐怕得預約<text:span text:style-name="T3">2020</text:span>年的坎城影展看拍不拍得完<text:span text:style-name="T3">. </text:span>入圍的除了亞倫雷奈之外<text:span text:style-name="T3">,</text:span>其他大多是一些<text:span text:style-name="T3"><text:s/>so so </text:span>的導演<text:span text:style-name="T3">,</text:span>不像去年既有永生樹和車神<text:span text:style-name="T3">,</text:span>而且還有<text:span text:style-name="T3">melancholia.<text:line-break/><text:line-break/></text:span>這時候的坎城<text:span text:style-name="T3">,</text:span>應該是一片陽光一片藍天大海了吧<text:span text:style-name="T3">.</text:span>那個海<text:span text:style-name="T3">,</text:span>真是美到不行<text:span text:style-name="T3">,</text:span>還有海上那兩座迷死人的小島<text:span text:style-name="T3">. </text:span>我要有錢有閒<text:span text:style-name="T3">,</text:span>就去那裡住上一年半載<text:span text:style-name="T3">,</text:span>就算一整個月都住旅館<text:span text:style-name="T3">,</text:span>也只不過等於當時英國宿舍一個月房租的價錢約五萬元<text:span text:style-name="T3">.<text:line-break/><text:line-break/></text:span>說來說去還是錢<text:span text:style-name="T3">,</text:span>錢非萬能<text:span text:style-name="T3">,</text:span>但沒錢卻很多事都不能<text:span text:style-name="T3">. </text:span>有些快樂不必花錢<text:span text:style-name="T3">,</text:span>但有些快樂比較形而下<text:span text:style-name="T3">,</text:span>就像一種逃獄<text:span text:style-name="T3">,</text:span>得付上大把銀子賄賂獄卒方能脫逃<text:span text:style-name="T3">.</text:span>即便形而上的其實也是要錢<text:span text:style-name="T3">,</text:span>比如接觸電影音樂這些毒品總要花錢吧<text:span text:style-name="T3">;</text:span>隨著生活痛苦指數的劇烈攀升<text:span text:style-name="T3">,</text:span>我的毒癮劑量也越來越重<text:span text:style-name="T3">,</text:span>哪天若天整個塌了<text:span text:style-name="T3">,</text:span>得多少劑量才壓得下如此悲懷<text:span text:style-name="T3">.</text:span></text:p>
      <text:p text:style-name="P1"><text:span text:style-name="T1">陳真</text:span><text:s/>  |  2012.04.21 02:58   |   <text:a xlink:type="simple" xlink:href="http://palinfo.habago.org/Entry?Command=Information_PrintForum&amp;iPage=508#FORUM31477"><text:span text:style-name="T2">#</text:span></text:a></text:p>
      <text:p text:style-name="P2">不好意思<text:span text:style-name="T3">,</text:span>大笨狗把<text:span text:style-name="T3">Naga</text:span>的留言給擋住了<text:span text:style-name="T3">,</text:span>剛剛放行<text:span text:style-name="T3">.<text:line-break/><text:line-break/></text:span>謝謝<text:span text:style-name="T3">Naga,</text:span>雖然看不懂西班牙文<text:span text:style-name="T3">(</text:span>其實我連它是什麼文也不知道<text:span text:style-name="T3">),</text:span>但我相信你翻的一定很接近原文<text:span text:style-name="T3">,</text:span>因為文字有詩意多了<text:span text:style-name="T3">,</text:span>所以我把之前那笑死人的翻譯給刪了<text:span text:style-name="T3">. <text:line-break/><text:line-break/></text:span>想不到原文的意思跟電影上的翻譯差那麼多<text:span text:style-name="T3">,</text:span>簡直是在謀殺原創<text:span text:style-name="T3">,</text:span>完全看不出是在翻同一首曲子<text:span text:style-name="T3">. <text:line-break/><text:line-break/></text:span>藉由翻譯來謀殺原創的狀況似乎已成常態<text:span text:style-name="T3">,</text:span>特別是最近幾年<text:span text:style-name="T3">,</text:span>台灣人自我文化滿意度越來越高之後<text:span text:style-name="T3">,</text:span>電影對白的所謂翻譯簡直就是任由翻譯者自行瞎掰或自行以其個人低俗品味完全自由自在地胡亂竄改或重新創作成自以為有趣但卻大大庸俗化原意的台灣土味<text:span text:style-name="T3">,</text:span>許多時候真是肉麻當有趣到令人作嘔<text:span text:style-name="T3">. </text:span>跟以前的電影翻譯水平相比猶如江河日下<text:span text:style-name="T3">,</text:span>不忍卒睹<text:span text:style-name="T3">. <text:line-break/><text:line-break/></text:span>經常<text:span text:style-name="T3">DVD</text:span>買來了<text:span text:style-name="T3">,</text:span>卻根本不能看<text:span text:style-name="T3">,</text:span>因為你根本很難相信電影裏頭翻譯的基本正確性<text:span text:style-name="T3">,</text:span>連最起碼的<text:span text:style-name="T3"><text:s/>"</text:span>信<text:span text:style-name="T3">" </text:span>都沒有<text:span text:style-name="T3">,</text:span>更不用說什麼達雅<text:span text:style-name="T3">. </text:span>特別是一些詩意甚濃的電影例如高達或安哲羅普洛斯<text:span text:style-name="T3">,</text:span>那些未經合法授權的翻譯更是跟垃圾無異<text:span text:style-name="T3">,</text:span>完全沒有任何可信度可言<text:span text:style-name="T3">.<text:line-break/><text:line-break/></text:span>光憑亂搞翻譯這一點<text:span text:style-name="T3">,</text:span>就值得來一次文化大革命<text:span text:style-name="T3">,</text:span>最好是該殺的殺<text:span text:style-name="T3">,</text:span>該關的關<text:span text:style-name="T3">,</text:span>看他往後還敢不敢亂翻譯<text:span text:style-name="T3">. </text:span>要不然就只好放棄電影這項藝術<text:span text:style-name="T3">,</text:span>半看半猜<text:span text:style-name="T3">,</text:span>任由翻譯者瞎掰胡扯肉麻當有趣<text:span text:style-name="T3">. <text:line-break/><text:line-break/></text:span>若是英文片<text:span text:style-name="T3">,</text:span>勉強能依靠自己的聽力<text:span text:style-name="T3">,</text:span>一次聽不懂<text:span text:style-name="T3">,</text:span>就多聽幾次<text:span text:style-name="T3">,</text:span>破壞性倒還不大<text:span text:style-name="T3">,</text:span>換作是其它外語<text:span text:style-name="T3">,</text:span>就只好忍耐或根本不用看了<text:span text:style-name="T3">. <text:line-break/><text:line-break/></text:span>若是看英文對白<text:span text:style-name="T3">,</text:span>雖然較為可信<text:span text:style-name="T3">,</text:span>但你仍得確信自己的英文辭彙夠豐富<text:span text:style-name="T3">,</text:span>要不然很多片你就算看英文對白也不一定能完全理解<text:span text:style-name="T3">. <text:line-break/><text:line-break/></text:span>難道台灣都沒有翻譯人才了嗎<text:span text:style-name="T3">? </text:span>還是我們應該考慮自己去學習全球各主要語言<text:span text:style-name="T3">,</text:span>最好學個<text:span text:style-name="T3">50</text:span>種語言<text:span text:style-name="T3">,</text:span>然後依靠自己的聽力來理解<text:span text:style-name="T3">,</text:span>避免被人從中胡扯瞎掰搞破壞<text:span text:style-name="T3">. <text:line-break/><text:line-break/></text:span>活在這種視藝術如無物<text:span text:style-name="T3">,</text:span>凡事都要搞笑搞怪搞酷搞肉麻或刻意搞庸俗以示有趣故作生動活潑狀的鬼島<text:span text:style-name="T3">,</text:span>真的很無奈<text:span text:style-name="T3">.<text:line-break/><text:line-break/></text:span>當我們被摀住嘴巴不能對政治表態時<text:span text:style-name="T3">,</text:span>我們懂得反抗<text:span text:style-name="T3">,</text:span>並且把這樣的反抗給神聖化<text:span text:style-name="T3">,</text:span>謂之追求言論自由<text:span text:style-name="T3">. </text:span>可是當我們硬是被矇住雙眼堵住耳朵不能看不能聽而強迫低能化庸俗化正妹化爆奶化台灣之光化時<text:span text:style-name="T3">,</text:span>我們卻似乎一點想反抗的感覺也沒有<text:span text:style-name="T3">,</text:span>反倒還以為自己很幸福呢<text:span text:style-name="T3">.</text:span></text:p>
      <text:p text:style-name="P1"><text:span text:style-name="T1">陳真</text:span><text:s/>  |  2012.04.20 17:51   |   <text:a xlink:type="simple" xlink:href="http://palinfo.habago.org/Entry?Command=Information_PrintForum&amp;iPage=508#FORUM31476"><text:span text:style-name="T2">#</text:span></text:a></text:p>
      <text:p text:style-name="P5">http://ent.sina.com.hk/news/2/4/1/537243/1.html<text:line-break/><text:line-break/><text:span text:style-name="T1">等很多年</text:span>,<text:span text:style-name="T1">年底聖誕節終於要上映了</text:span>. <text:span text:style-name="T1">只是不解為何總是要找一個不會演戲的章子怡來破壞畫面</text:span>.</text:p>
      <text:p text:style-name="P1">Naga   |  2012.04.19 22:07   |   <text:a xlink:type="simple" xlink:href="http://palinfo.habago.org/Entry?Command=Information_PrintForum&amp;iPage=508#FORUM31475"><text:span text:style-name="T2">#</text:span></text:a></text:p>
      <text:p text:style-name="P6"><text:span text:style-name="T1">以下直接從西文歌詞翻譯，聊供參考：</text:span><text:line-break/><text:line-break/><text:span text:style-name="T1">為愛而愛</text:span><text:line-break/><text:line-break/><text:span text:style-name="T1">我渴望陽光</text:span><text:line-break/><text:span text:style-name="T1">也渴望海中的天藍色</text:span><text:line-break/><text:span text:style-name="T1">我渴望無盡的無盡，那從未完成的一切</text:span><text:line-break/><text:span text:style-name="T1">如同花朵欣見自身綻放</text:span><text:line-break/><text:span text:style-name="T1">此刻我的陰霾如風消融</text:span><text:line-break/><text:line-break/><text:span text:style-name="T1">若欲愛我</text:span><text:line-break/><text:span text:style-name="T1">亦須愛我之不堪</text:span><text:line-break/><text:span text:style-name="T1">如同火焰，將我的好與壞一併燔燒</text:span><text:line-break/><text:line-break/><text:span text:style-name="T1">世界的愛在我心中歌唱</text:span><text:line-break/><text:span text:style-name="T1">我的舞步未曾稍歇</text:span><text:line-break/><text:span text:style-name="T1">自從你消失</text:span><text:line-break/><text:span text:style-name="T1">萬物慶贊</text:span><text:line-break/><text:span text:style-name="T1">所有的痛苦也隨你遠逝</text:span><text:line-break/><text:line-break/><text:span text:style-name="T1">我需要去愛</text:span><text:line-break/><text:span text:style-name="T1">我想化為親吻花朵的陽光</text:span><text:line-break/><text:span text:style-name="T1">我需要去愛</text:span><text:line-break/><text:span text:style-name="T1">化為以熱情灌溉自身的花朵</text:span><text:line-break/><text:line-break/>Por El Amor De Amar <text:line-break/><text:line-break/>Quiero la luz del sol<text:line-break/>También quiero el azul del cielo en el mar<text:line-break/>Quiero mas sin fin<text:line-break/>para no tener nunca que terminar<text:line-break/>como la flor feliz de ver como nace la flor<text:line-break/>Hoy mi sombra se deshace como el viento<text:line-break/><text:line-break/>Quien me quiera amar, <text:line-break/>amará tambien lo peor de mi, con ardor<text:line-break/>El corazon del mundo canta en mi corazón<text:line-break/>mis pies siguen bailando sin cesar<text:line-break/>Desde que desapareciste todo es celebracion<text:line-break/>y todo el dolor desapareció<text:line-break/><text:line-break/>Necesito amar<text:line-break/>quiero ser la luz que besa la flor<text:line-break/>Necesito amar<text:line-break/>ser la flor que se da solo con pasión.</text:p>
      <text:p text:style-name="P1"><text:span text:style-name="T1">陳真</text:span><text:s/>  |  2012.04.18 15:03   |   <text:a xlink:type="simple" xlink:href="http://palinfo.habago.org/Entry?Command=Information_PrintForum&amp;iPage=508#FORUM31474"><text:span text:style-name="T2">#</text:span></text:a></text:p>
      <text:p text:style-name="P3">我沒看過這連結<text:span text:style-name="T3">,</text:span>我看到的是真版<text:span text:style-name="T3">,</text:span>當它就在你眼前時<text:span text:style-name="T3">,</text:span>那種震撼無法形容<text:span text:style-name="T3">. </text:span>別說是偶像手稿<text:span text:style-name="T3">,</text:span>就算只是偶像走過的道路都讓人受不了<text:span text:style-name="T3">. <text:line-break/><text:line-break/></text:span>不過<text:span text:style-name="T3">,</text:span>這連結是別人拍的<text:span text:style-name="T3">,</text:span>我想要自己拍<text:span text:style-name="T3">.<text:line-break/><text:line-break/></text:span>住劍橋時<text:span text:style-name="T3">,</text:span>我常想著<text:span text:style-name="T3">,</text:span>天啊<text:span text:style-name="T3">,</text:span>我這一步踩下去<text:span text:style-name="T3">,</text:span>恰恰就踩在維根斯坦的足跡上<text:span text:style-name="T3">! </text:span>或是<text:span text:style-name="T3">: </text:span>天啊<text:span text:style-name="T3">,</text:span>我曾經跟老師或其它同學會面討論的地方就是維根斯坦當年拿火鉗在<text:span text:style-name="T3"><text:s/>Popper </text:span>眼前舞弄逼他講出一個倫理問題的地方<text:span text:style-name="T3">! </text:span>真不可思議<text:span text:style-name="T3">. <text:line-break/><text:line-break/></text:span>來到坎城<text:span text:style-name="T3">,</text:span>看到地上有著<text:span text:style-name="T3">Emir Kusturica</text:span>的手印<text:span text:style-name="T3">,</text:span>我也一掌按了下去<text:span text:style-name="T3">,</text:span>彷彿跟他心心相印似的<text:span text:style-name="T3">.<text:line-break/><text:line-break/></text:span>今年或明年預計找個時間去鳳凰城尋找我的沈從文<text:span text:style-name="T3">.<text:line-break/><text:line-break/></text:span>我的偶像都是一些怪人<text:span text:style-name="T3">,</text:span>沒有一個正常的<text:span text:style-name="T3">.</text:span></text:p>
      <text:p text:style-name="P1"><text:span text:style-name="T1">良哲</text:span><text:s/>  |  2012.04.18 08:25   |   <text:a xlink:type="simple" xlink:href="http://palinfo.habago.org/Entry?Command=Information_PrintForum&amp;iPage=508#FORUM31473"><text:span text:style-name="T2">#</text:span></text:a></text:p>
      <text:p text:style-name="P6"><text:span text:style-name="T1">陳真看過下面這連結嗎？</text:span><text:line-break/><text:line-break/>http://www.mozartforum.com/images/K626%20Requiem%20Dies%20Irae.jpg</text:p>
      <text:p text:style-name="P1"><text:span text:style-name="T1">陳真</text:span><text:s/>  |  2012.04.18 04:10   |   <text:a xlink:type="simple" xlink:href="http://palinfo.habago.org/Entry?Command=Information_PrintForum&amp;iPage=508#FORUM31472"><text:span text:style-name="T2">#</text:span></text:a></text:p>
      <text:p text:style-name="P3">三年前<text:span text:style-name="T3">,</text:span>在奧地利莫札特寫唐喬凡尼的住處<text:span text:style-name="T3">,</text:span>看到牆上掛著一張很小很小僅有幾行字的當年剪報<text:span text:style-name="T3">,</text:span>莫札特大概是窮昏頭了<text:span text:style-name="T3">,</text:span>在報上登廣告說他們家有湯匙叉子要賣<text:span text:style-name="T3">,</text:span>還寫說歡迎各方紳士淑女洽詢<text:span text:style-name="T3">.<text:line-break/><text:line-break/></text:span>當我在那屋子裏看到莫札特安魂曲裏頭我最愛的之一<text:span text:style-name="T3"><text:s/>"</text:span>天怒之日<text:span text:style-name="T3">" (Dies irae) </text:span>曲譜時<text:span text:style-name="T3">,</text:span>胸中震撼無與倫比<text:span text:style-name="T3">,</text:span>可惜那地方禁止拍照<text:span text:style-name="T3">. </text:span>要不是我理性克制能力十分強大<text:span text:style-name="T3">,</text:span>別說拍照<text:span text:style-name="T3">,</text:span>恐怕早對著這曲譜親嘴了<text:span text:style-name="T3">. <text:line-break/><text:line-break/></text:span>可是<text:span text:style-name="T3">,</text:span>很多遊客假裝看不懂德文或英文告示<text:span text:style-name="T3">,</text:span>照拍不誤<text:span text:style-name="T3">. </text:span>我太老實<text:span text:style-name="T3">,</text:span>還跑去問現場工作人員能不能拍照<text:span text:style-name="T3">,</text:span>他自然給了我一個<text:span text:style-name="T3"><text:s/>no </text:span>的回答<text:span text:style-name="T3">,</text:span>而且反而引起他的戒心<text:span text:style-name="T3">,</text:span>對我加強監視<text:span text:style-name="T3">.<text:line-break/><text:line-break/></text:span>幾年來<text:span text:style-name="T3">,</text:span>老想起這個曲譜<text:span text:style-name="T3">,</text:span>希望有一天能舊地重遊<text:span text:style-name="T3">,</text:span>我將運用高超偷拍技巧一定要給它拍下來才能了我心願<text:span text:style-name="T3">.<text:line-break/><text:line-break/></text:span>天怒之日的曲譜之外<text:span text:style-name="T3">,</text:span>我對那個賣湯匙的廣告印象最深<text:span text:style-name="T3">. </text:span>沒湯匙無所謂<text:span text:style-name="T3">,</text:span>喝湯直接拿起碗來更方便<text:span text:style-name="T3">.</text:span>一個人真的窮了時<text:span text:style-name="T3">,</text:span>別說湯匙<text:span text:style-name="T3">,</text:span>就連身上的血都能議價<text:span text:style-name="T3">. <text:line-break/><text:line-break/></text:span>台灣的讀書人裏頭<text:span text:style-name="T3">,</text:span>比賽別的我不一定行<text:span text:style-name="T3">,</text:span>但若要比窮就絕無對手了<text:span text:style-name="T3">. </text:span>光是在大學時期就能進出當鋪不下兩百次的人<text:span text:style-name="T3">,</text:span>這島上恐怕不多<text:span text:style-name="T3">.</text:span>要是有人有心要找舊報紙<text:span text:style-name="T3">,</text:span>應該很容易就能找到我當年大一大二時窮到異想天開在報上刊登的賣腎廣告<text:span text:style-name="T3">. <text:line-break/><text:line-break/></text:span>結果腎沒賣出<text:span text:style-name="T3">,</text:span>卻收到一位律師寫信來說警告說販賣器官違法<text:span text:style-name="T3">. </text:span>同時還收到兩個楠梓加工出口區的女工寫信來鼓勵<text:span text:style-name="T3">,</text:span>還騎機車載我去吃了一頓稍微像樣的晚餐<text:span text:style-name="T3">.<text:line-break/><text:line-break/></text:span>雖然這幾年來滿腦子都是錢<text:span text:style-name="T3">,</text:span>最近連做夢都會出現好多有關外幣投資買賣的數學精算<text:span text:style-name="T3">,</text:span>可惜空有一身理論而無實踐機會<text:span text:style-name="T3">. </text:span>窮真是很可悲的一件事<text:span text:style-name="T3">,</text:span>連蠅頭小利都得力爭到底<text:span text:style-name="T3">. </text:span>任憑你多大的才華<text:span text:style-name="T3">,</text:span>即便是莫札特<text:span text:style-name="T3">,</text:span>照樣得為五斗米折腰<text:span text:style-name="T3">. </text:span>別說五斗<text:span text:style-name="T3">,</text:span>當饑餓來時<text:span text:style-name="T3">,</text:span>五粒米我就能把腰自動給折了<text:span text:style-name="T3">. <text:line-break/><text:line-break/></text:span>現在當然一點也稱不上窮了<text:span text:style-name="T3">,</text:span>只是仍然還是得拿似乎已快走到盡頭的生命去換取銀行帳簿上那幾個簡單數字<text:span text:style-name="T3">;</text:span>數字來得很快<text:span text:style-name="T3">,</text:span>去得更快<text:span text:style-name="T3">,</text:span>一下就沒了<text:span text:style-name="T3">. </text:span>遇到天災人禍<text:span text:style-name="T3">,</text:span>更是迅速歸零<text:span text:style-name="T3">. </text:span>似乎就跟我的書一樣<text:span text:style-name="T3">,</text:span>寫得很快<text:span text:style-name="T3">,</text:span>超乎尋常<text:span text:style-name="T3">,</text:span>往往如有神助<text:span text:style-name="T3">,</text:span>但刪得也很快<text:span text:style-name="T3">,</text:span>似乎怎麼寫都不對勁<text:span text:style-name="T3">,</text:span>感覺好像永遠都在寫那第一章第一節<text:span text:style-name="T3">.<text:line-break/><text:line-break/></text:span>每周跟教練打球<text:span text:style-name="T3">,</text:span>有時看著他<text:span text:style-name="T3">,</text:span>不免我見猶憐<text:span text:style-name="T3">;</text:span>空有一身球技<text:span text:style-name="T3">,</text:span>卻得耐著性子陪我們這些連業餘都稱不上的凡夫俗子打球<text:span text:style-name="T3">. </text:span>好多病人憂鬱甚重<text:span text:style-name="T3">,</text:span>人倫可悲人事不堪聞問<text:span text:style-name="T3">,</text:span>但卻依然得按時掛起燦爛笑容<text:span text:style-name="T3">,</text:span>面對人群<text:span text:style-name="T3">;</text:span>有的甚至得違背己志<text:span text:style-name="T3">,</text:span>濃妝豔抹袒胸露乳日日夜夜任人輕薄<text:span text:style-name="T3">.</text:span>要說委屈<text:span text:style-name="T3">,</text:span>若說個究竟<text:span text:style-name="T3">,</text:span>恐怕也很難說誰多誰少了<text:span text:style-name="T3">,</text:span>大部份人回顧自身<text:span text:style-name="T3">,</text:span>似乎都是一番血淚<text:span text:style-name="T3">.</text:span></text:p>
      <text:p text:style-name="P1"><text:span text:style-name="T1">陳真</text:span><text:s/>  |  2012.04.17 18:04   |   <text:a xlink:type="simple" xlink:href="http://palinfo.habago.org/Entry?Command=Information_PrintForum&amp;iPage=508#FORUM31471"><text:span text:style-name="T2">#</text:span></text:a></text:p>
      <text:p text:style-name="P2">乙<text:span text:style-name="T3">: </text:span>怎麼辦<text:span text:style-name="T3">? </text:span>醫<text:span text:style-name="T3">~</text:span>生<text:span text:style-name="T3">~,</text:span>藥越吃症狀越嚴重<text:span text:style-name="T3">,</text:span>越睡不著ㄋㄟ<text:span text:style-name="T3">~<text:line-break/></text:span>醫<text:span text:style-name="T3">: </text:span>之前不是都可以睡<text:span text:style-name="T3">? <text:line-break/></text:span>乙<text:span text:style-name="T3">: </text:span>什麼可以睡<text:span text:style-name="T3">! </text:span>拜託哦<text:span text:style-name="T3">~</text:span>那是吃了你的藥才能睡<text:span text:style-name="T3">.<text:line-break/></text:span>醫<text:span text:style-name="T3">: (...</text:span>語塞<text:span text:style-name="T3">)</text:span>所以妳是<text:span text:style-name="T3">...<text:line-break/></text:span>乙<text:span text:style-name="T3">: </text:span>我吃了幾天藥以為好了<text:span text:style-name="T3">,</text:span>我就不吃了<text:span text:style-name="T3">,</text:span>結果就還是不能睡怎麼辦ㄋㄟ<text:span text:style-name="T3">?<text:line-break/></text:span>醫<text:span text:style-name="T3">: </text:span>沒那麼快就好<text:span text:style-name="T3">,</text:span>應該繼續把藥吃完<text:span text:style-name="T3">.<text:line-break/></text:span>乙<text:span text:style-name="T3">: </text:span>那為什麼我都很渴<text:span text:style-name="T3">?<text:line-break/></text:span>醫<text:span text:style-name="T3">: </text:span>這應該跟吃藥沒關係<text:span text:style-name="T3">.<text:line-break/></text:span>乙<text:span text:style-name="T3">: </text:span>我都不想喝水怎麼辦<text:span text:style-name="T3">?<text:line-break/></text:span>醫<text:span text:style-name="T3">: (....</text:span>語塞<text:span text:style-name="T3">)<text:line-break/></text:span>乙<text:span text:style-name="T3">: </text:span>是不是吃藥讓我不想喝水<text:span text:style-name="T3">?<text:line-break/></text:span>醫<text:span text:style-name="T3">: </text:span>這跟藥應該沒有關係<text:span text:style-name="T3">,</text:span>要不要去喝水不是妳自己可以決定的嗎<text:span text:style-name="T3">?<text:line-break/></text:span>乙<text:span text:style-name="T3">: </text:span>一忙起來就沒時間喝水了咩<text:span text:style-name="T3">~<text:line-break/></text:span>醫<text:span text:style-name="T3">: (...</text:span>再度語塞<text:span text:style-name="T3">)</text:span>所以妳提早回診是希望我做什麼<text:span text:style-name="T3">?<text:line-break/></text:span>乙<text:span text:style-name="T3">: </text:span>我是要問你我為什麼會頭暈<text:span text:style-name="T3">?<text:line-break/></text:span>醫<text:span text:style-name="T3">: </text:span>怎麼個暈法<text:span text:style-name="T3">?<text:line-break/></text:span>乙<text:span text:style-name="T3">: </text:span>就是吃了安眠藥就頭暈想睡覺咩<text:span text:style-name="T3">~<text:line-break/></text:span>醫<text:span text:style-name="T3">: (...</text:span>尷尬<text:span text:style-name="T3">)</text:span>這樣有什麼問題嗎<text:span text:style-name="T3">?<text:line-break/></text:span>乙<text:span text:style-name="T3">: </text:span>沒有問題啊<text:span text:style-name="T3">.<text:line-break/></text:span>醫<text:span text:style-name="T3">: </text:span>那妳現在是希望我怎麼做<text:span text:style-name="T3">?<text:line-break/></text:span>乙<text:span text:style-name="T3">: </text:span>你開好一點的藥啦<text:span text:style-name="T3">,</text:span>不要讓我越吃越嚴重<text:span text:style-name="T3"><text:line-break/></text:span>醫<text:span text:style-name="T3">: </text:span>但是之前這個藥哪裡不好<text:span text:style-name="T3">?<text:line-break/></text:span>乙<text:span text:style-name="T3">: </text:span>就是越吃越嚴重啊<text:span text:style-name="T3">.<text:line-break/></text:span>醫<text:span text:style-name="T3">: </text:span>哪一點越吃越嚴重<text:span text:style-name="T3">?<text:line-break/></text:span>乙<text:span text:style-name="T3">: </text:span>我不吃藥就睡不著咩<text:span text:style-name="T3">~<text:line-break/></text:span>醫<text:span text:style-name="T3">: </text:span>所以我才開藥讓妳睡得著啊<text:span text:style-name="T3">.<text:line-break/></text:span>乙<text:span text:style-name="T3">: </text:span>可是我每次試著不吃藥就睡不著ㄋㄟ<text:span text:style-name="T3">~<text:line-break/></text:span>醫<text:span text:style-name="T3">: </text:span>因為妳的病還沒好啊<text:span text:style-name="T3">,</text:span>還沒有到停藥的時候<text:span text:style-name="T3">.<text:line-break/></text:span>乙<text:span text:style-name="T3">: </text:span>可是我想停藥ㄋㄟ<text:span text:style-name="T3">~<text:line-break/></text:span>醫<text:span text:style-name="T3">: </text:span>吃不吃藥當然是妳的自由<text:span text:style-name="T3">.<text:line-break/></text:span>乙<text:span text:style-name="T3">: </text:span>那你要開不會越吃越嚴重的藥給我<text:span text:style-name="T3">,</text:span>讓我可以不吃藥就可以睡<text:span text:style-name="T3">.<text:line-break/></text:span>醫<text:span text:style-name="T3">: (...</text:span>無言加無奈<text:span text:style-name="T3">)</text:span>可是我沒有那種不吃就能睡的藥<text:span text:style-name="T3"><text:line-break/></text:span>乙<text:span text:style-name="T3">: </text:span>吃了藥讓我覺得頭上怪怪的<text:span text:style-name="T3">.<text:line-break/></text:span>醫<text:span text:style-name="T3">: </text:span>什麼叫做怪怪的<text:span text:style-name="T3">?<text:line-break/></text:span>乙<text:span text:style-name="T3">: </text:span>我又不是醫生<text:span text:style-name="T3">,</text:span>你怎麼問我<text:span text:style-name="T3">,</text:span>真好笑<text:span text:style-name="T3">.<text:line-break/></text:span>醫<text:span text:style-name="T3">: (...</text:span>無言加無奈<text:span text:style-name="T3">)<text:line-break/></text:span>乙<text:span text:style-name="T3">: </text:span>是不是藥越吃越嚴重<text:span text:style-name="T3">?<text:line-break/></text:span>醫<text:span text:style-name="T3">: </text:span>藥不會吃了頭上怪怪的<text:span text:style-name="T3">.<text:line-break/></text:span>乙<text:span text:style-name="T3">: </text:span>可是這樣很不舒服ㄋㄟ<text:span text:style-name="T3">~<text:line-break/></text:span>醫<text:span text:style-name="T3">: </text:span>這跟藥沒有關係<text:span text:style-name="T3">.<text:line-break/></text:span>乙<text:span text:style-name="T3">: </text:span>沒有關係為什麼我會覺得怪怪的<text:span text:style-name="T3">.<text:line-break/></text:span>醫<text:span text:style-name="T3">: </text:span>我不知道怪怪的是什麼意思<text:span text:style-name="T3">.<text:line-break/></text:span>乙<text:span text:style-name="T3">: </text:span>你是醫生<text:span text:style-name="T3">,</text:span>連你都不知道我怎麼會知道<text:span text:style-name="T3">.<text:line-break/></text:span>醫<text:span text:style-name="T3">: </text:span>頭上怪怪的感覺有多久了<text:span text:style-name="T3">?<text:line-break/></text:span>乙<text:span text:style-name="T3">: </text:span>我沒有怪怪的<text:span text:style-name="T3">,</text:span>是我大嫂說我看起來整個人沒精神<text:span text:style-name="T3">,</text:span>怪怪的<text:span text:style-name="T3">.<text:line-break/></text:span>醫<text:span text:style-name="T3">: </text:span>如果妳不覺得是個問題那就不是問題<text:span text:style-name="T3">.<text:line-break/></text:span>乙<text:span text:style-name="T3">: </text:span>可是我也覺得頭上怪怪的<text:span text:style-name="T3">.<text:line-break/></text:span>醫<text:span text:style-name="T3">: </text:span>好<text:span text:style-name="T3">,</text:span>那我開藥給妳<text:span text:style-name="T3">.<text:line-break/></text:span>乙<text:span text:style-name="T3">: </text:span>我不要吃安眠藥不要吃鎮靜劑不要吃精神科的藥<text:span text:style-name="T3">,</text:span>我要吃顧腦的<text:span text:style-name="T3">.<text:line-break/></text:span>醫<text:span text:style-name="T3">: (....</text:span>無言<text:span text:style-name="T3">)<text:line-break/><text:line-break/></text:span>終於下班可以去練球了<text:span text:style-name="T3">,</text:span>唯有到了球場我才又活過來<text:span text:style-name="T3">.</text:span></text:p>
      <text:p text:style-name="P1"><text:span text:style-name="T1">陳真</text:span><text:s/>  |  2012.04.16 18:35   |   <text:a xlink:type="simple" xlink:href="http://palinfo.habago.org/Entry?Command=Information_PrintForum&amp;iPage=508#FORUM31470"><text:span text:style-name="T2">#</text:span></text:a></text:p>
      <text:p text:style-name="P3">甲<text:span text:style-name="T3">: </text:span>醫生<text:span text:style-name="T3">,</text:span>你開的藥都沒有效ㄋ<text:span text:style-name="T3">~</text:span>很煩ㄋ<text:span text:style-name="T3">~<text:line-break/></text:span>醫<text:span text:style-name="T3">: </text:span>每一次妳不是都說很有效<text:span text:style-name="T3">?<text:line-break/></text:span>甲<text:span text:style-name="T3">: </text:span>都沒有效ㄋ<text:span text:style-name="T3">~<text:line-break/></text:span>醫<text:span text:style-name="T3">: </text:span>你是說哪一方面沒有效<text:span text:style-name="T3">?<text:line-break/></text:span>甲<text:span text:style-name="T3">: </text:span>中午都不能睡ㄋ<text:span text:style-name="T3">~<text:line-break/></text:span>醫<text:span text:style-name="T3">: </text:span>中午不一定要睡很久<text:span text:style-name="T3">,</text:span>不需要吃藥<text:span text:style-name="T3"><text:line-break/></text:span>甲<text:span text:style-name="T3">: </text:span>你開的藥中午都不能睡ㄋ<text:span text:style-name="T3">~<text:line-break/></text:span>醫<text:span text:style-name="T3">:</text:span>我只開晚上睡前一顆藥<text:span text:style-name="T3">,</text:span>那顆藥跟睡覺沒關係<text:span text:style-name="T3">,</text:span>不是要讓你中午睡覺<text:span text:style-name="T3">.<text:line-break/></text:span>甲<text:span text:style-name="T3">: </text:span>我中午一定要睡覺<text:span text:style-name="T3">,</text:span>我不睡覺要做什麼<text:span text:style-name="T3">? </text:span>但你不要開安眠藥來讓我中午睡覺ㄋ<text:span text:style-name="T3">~<text:line-break/></text:span>醫<text:span text:style-name="T3">: </text:span>我沒開安眠藥<text:span text:style-name="T3">,</text:span>我全部只開一顆藥就是晚上睡前吃<text:span text:style-name="T3">,</text:span>那是抗憂鬱的藥<text:span text:style-name="T3">.<text:line-break/></text:span>甲<text:span text:style-name="T3">: </text:span>我早上吃你的藥<text:span text:style-name="T3">,</text:span>中午都睡不著ㄋ<text:span text:style-name="T3">~~<text:line-break/></text:span>醫<text:span text:style-name="T3">: </text:span>那是晚上睡覺之前吃的<text:span text:style-name="T3">,</text:span>不是白天吃<text:span text:style-name="T3">.<text:line-break/></text:span>甲<text:span text:style-name="T3">: </text:span>對啊<text:span text:style-name="T3">,</text:span>我早上醒來吃一顆<text:span text:style-name="T3">,</text:span>到中午都還是不睡覺ㄋ<text:span text:style-name="T3">~<text:line-break/></text:span>醫<text:span text:style-name="T3">: </text:span>那是晚上睡覺之前吃的<text:span text:style-name="T3">,</text:span>不是早上吃<text:span text:style-name="T3">.<text:line-break/></text:span>甲<text:span text:style-name="T3">: </text:span>我拿來中午吃也是不能睡覺<text:span text:style-name="T3"><text:line-break/></text:span>醫<text:span text:style-name="T3">:</text:span>那是晚上睡覺之前吃的<text:span text:style-name="T3">,</text:span>不是白天吃<text:span text:style-name="T3">,</text:span>而且跟睡覺沒有關係<text:span text:style-name="T3">.<text:line-break/></text:span>甲<text:span text:style-name="T3">: </text:span>原來跟睡覺沒有關係啊<text:span text:style-name="T3">,</text:span>害我中午都不能睡<text:span text:style-name="T3">. </text:span>你不要害我中午不能睡<text:span text:style-name="T3">.<text:line-break/></text:span>醫<text:span text:style-name="T3">:....(</text:span>無言<text:span text:style-name="T3">)<text:line-break/></text:span>醫<text:span text:style-name="T3">: </text:span>那妳晚上有睡嗎<text:span text:style-name="T3">?<text:line-break/></text:span>甲<text:span text:style-name="T3">: </text:span>有啊<text:span text:style-name="T3">,</text:span>睡到中午才起來<text:span text:style-name="T3">,</text:span>都很不想起床ㄋ<text:span text:style-name="T3">~<text:line-break/></text:span>醫<text:span text:style-name="T3">: </text:span>我聽不懂<text:span text:style-name="T3">,</text:span>既然晚上有睡好<text:span text:style-name="T3">,</text:span>為什麼中午還要繼續睡<text:span text:style-name="T3">?<text:line-break/></text:span>甲<text:span text:style-name="T3">: </text:span>我中午都沒有辦法睡著<text:span text:style-name="T3">,</text:span>但你不要開安眠藥給我<text:span text:style-name="T3">.<text:line-break/></text:span>醫<text:span text:style-name="T3">: </text:span>我沒開安眠藥給你<text:span text:style-name="T3">,</text:span>你已經睡太多了<text:span text:style-name="T3">.<text:line-break/></text:span>甲<text:span text:style-name="T3">: </text:span>那我中午那顆藥要不要換啊<text:span text:style-name="T3">? </text:span>都沒有效ㄋ<text:span text:style-name="T3">~~<text:line-break/></text:span>醫<text:span text:style-name="T3">: </text:span>我中午沒有開藥<text:span text:style-name="T3">,</text:span>只有開睡前一顆抗憂鬱的藥<text:span text:style-name="T3">.<text:line-break/></text:span>甲<text:span text:style-name="T3">: </text:span>是紅色的嗎<text:span text:style-name="T3">?<text:line-break/></text:span>醫<text:span text:style-name="T3">: </text:span>不是<text:span text:style-name="T3">,</text:span>是白色的<text:span text:style-name="T3">.<text:line-break/></text:span>甲<text:span text:style-name="T3">: </text:span>紅色的藥都吃沒效ㄋ<text:span text:style-name="T3">~<text:line-break/></text:span>醫<text:span text:style-name="T3">: </text:span>我沒開紅色的藥<text:span text:style-name="T3">.<text:line-break/></text:span>甲<text:span text:style-name="T3">: </text:span>我有很多種藥耶<text:span text:style-name="T3">.<text:line-break/></text:span>醫<text:span text:style-name="T3">: </text:span>那不是我開的<text:span text:style-name="T3">. </text:span>妳要先確定我在講哪一顆藥<text:span text:style-name="T3">. <text:line-break/></text:span>甲<text:span text:style-name="T3">: </text:span>有長庚有奇美有成大的藥<text:span text:style-name="T3">,</text:span>每次都開很多藥<text:span text:style-name="T3">. <text:line-break/></text:span>醫<text:span text:style-name="T3">: </text:span>妳就挑一家醫院或診所固定看診就好<text:span text:style-name="T3">,</text:span>不要到處拿藥<text:span text:style-name="T3">.<text:line-break/></text:span>甲<text:span text:style-name="T3">: </text:span>我都只給你看<text:span text:style-name="T3">,</text:span>只吃你的藥而已<text:span text:style-name="T3">,</text:span>白色的會不會比較好<text:span text:style-name="T3">? </text:span>我先生說那顆紅色的不能吃<text:span text:style-name="T3">.<text:line-break/></text:span>醫<text:span text:style-name="T3">: </text:span>我全部就只開一顆藥給妳<text:span text:style-name="T3">,</text:span>就是睡前吃<text:span text:style-name="T3">. </text:span>妳全部就吃這一顆就好<text:span text:style-name="T3">. </text:span>它是白色的<text:span text:style-name="T3">.<text:line-break/></text:span>甲<text:span text:style-name="T3">: </text:span>你是說紅色那一顆<text:span text:style-name="T3">? </text:span>白色的我都拿來中午吃<text:span text:style-name="T3">.<text:line-break/></text:span>醫<text:span text:style-name="T3">: </text:span>我沒開紅色的<text:span text:style-name="T3">,</text:span>妳是不是另外在其它醫院拿了許多藥<text:span text:style-name="T3">?<text:line-break/></text:span>甲<text:span text:style-name="T3">: </text:span>沒有<text:span text:style-name="T3">,</text:span>我只給你看而已<text:span text:style-name="T3">.<text:line-break/></text:span>醫<text:span text:style-name="T3">: (...</text:span>無言<text:span text:style-name="T3">)<text:line-break/></text:span>醫<text:span text:style-name="T3">: </text:span>我這半年來都只開一顆藥給妳<text:span text:style-name="T3">,</text:span>就是睡前吃<text:span text:style-name="T3">.<text:line-break/></text:span>甲<text:span text:style-name="T3">: </text:span>我都沒吃ㄋ<text:span text:style-name="T3">~</text:span>我是中午吃紅色那一顆<text:span text:style-name="T3">. </text:span>吃到心情很壞ㄋ<text:span text:style-name="T3">~</text:span>你的藥都沒效<text:span text:style-name="T3">.<text:line-break/></text:span>醫<text:span text:style-name="T3">: (...</text:span>無言<text:span text:style-name="T3">)<text:line-break/></text:span>醫<text:span text:style-name="T3">: </text:span>我全部只開一顆藥給妳<text:span text:style-name="T3">.<text:line-break/></text:span>甲<text:span text:style-name="T3">: </text:span>對啊<text:span text:style-name="T3">,</text:span>但是三種藥都沒有效ㄋ怎麼會這樣<text:span text:style-name="T3">? </text:span>中午眼睛很酸但又睡不著<text:span text:style-name="T3">.<text:line-break/></text:span>醫<text:span text:style-name="T3">: ....</text:span>我聽不懂妳在說什麼了<text:span text:style-name="T3">.<text:line-break/></text:span>甲<text:span text:style-name="T3">: </text:span>我早上起來趕快吃一顆紅色的<text:span text:style-name="T3">,</text:span>也是沒有效<text:span text:style-name="T3">.<text:line-break/></text:span>醫<text:span text:style-name="T3">: </text:span>妳到底是吃什麼藥<text:span text:style-name="T3">?<text:line-break/></text:span>甲<text:span text:style-name="T3">: </text:span>就是吃你開的藥啊<text:span text:style-name="T3">.<text:line-break/></text:span>醫<text:span text:style-name="T3">: </text:span>我沒開早上的藥<text:span text:style-name="T3">,</text:span>也沒開紅色的<text:span text:style-name="T3">.<text:line-break/></text:span>甲<text:span text:style-name="T3">: </text:span>你能不能幫我查一下看看哪一種顏色的藥比較好<text:span text:style-name="T3">?<text:line-break/></text:span>醫<text:span text:style-name="T3">: </text:span>吃藥不是看顏色<text:span text:style-name="T3">,</text:span>而且我只開一顆藥<text:span text:style-name="T3">,</text:span>不管它是什麼顏色<text:span text:style-name="T3">,</text:span>妳就晚上睡覺之前吃一顆<text:span text:style-name="T3">.<text:line-break/></text:span>甲<text:span text:style-name="T3">: </text:span>那我中午要吃什麼藥<text:span text:style-name="T3">?<text:line-break/></text:span>醫<text:span text:style-name="T3">: </text:span>中午沒有藥<text:span text:style-name="T3">.<text:line-break/></text:span>甲<text:span text:style-name="T3">: </text:span>中午吃紅色的<text:span text:style-name="T3">,</text:span>晚上要吃什麼<text:span text:style-name="T3">?<text:line-break/></text:span>醫<text:span text:style-name="T3">: </text:span>我們現在要不要從頭再來講一遍<text:span text:style-name="T3">? </text:span>我只開一顆藥<text:span text:style-name="T3">,</text:span>晚上睡覺之前吃<text:span text:style-name="T3">,</text:span>它是白色的<text:span text:style-name="T3">. </text:span>每天就吃一顆<text:span text:style-name="T3">. </text:span>其它沒有藥了<text:span text:style-name="T3">.<text:line-break/></text:span>甲<text:span text:style-name="T3">: </text:span>可是紅色那一顆中午吃了都沒效ㄋ<text:span text:style-name="T3">~<text:line-break/></text:span>醫<text:span text:style-name="T3">: </text:span>我沒開紅色的藥<text:span text:style-name="T3">.<text:line-break/></text:span>甲<text:span text:style-name="T3">: </text:span>白色的藥我中午吃了都沒效耶<text:span text:style-name="T3">.<text:line-break/>(</text:span>此時已經用電話溝通了<text:span text:style-name="T3">20</text:span>分鐘<text:span text:style-name="T3">,</text:span>醫生的頭已經快爆炸<text:span text:style-name="T3">)</text:span>醫<text:span text:style-name="T3">:</text:span>能不能麻煩你親自來診所一趟<text:span text:style-name="T3">,</text:span>我再當面跟妳解釋怎麼吃藥<text:span text:style-name="T3">. <text:line-break/></text:span>甲<text:span text:style-name="T3">: </text:span>我中午沒有事情做<text:span text:style-name="T3">,</text:span>只能睡覺<text:span text:style-name="T3">.<text:line-break/></text:span>醫<text:span text:style-name="T3">: </text:span>對<text:span text:style-name="T3">,</text:span>所以麻煩妳找時間來診所找我<text:span text:style-name="T3">,</text:span>我們再當面講<text:span text:style-name="T3">.<text:line-break/></text:span>甲<text:span text:style-name="T3">: </text:span>那我現在中午是要吃什麼藥<text:span text:style-name="T3">?<text:line-break/></text:span>醫<text:span text:style-name="T3">: </text:span>妳要仔細聽我講話<text:span text:style-name="T3">.</text:span>我只開一顆白色的藥<text:span text:style-name="T3">,</text:span>晚上睡前吃<text:span text:style-name="T3">,</text:span>一天就只一顆<text:span text:style-name="T3">.<text:line-break/></text:span>甲<text:span text:style-name="T3">: </text:span>那紅色的是要中午吃嗎<text:span text:style-name="T3">?<text:line-break/></text:span>醫<text:span text:style-name="T3">: </text:span>我沒開紅色的<text:span text:style-name="T3">.<text:line-break/></text:span>甲<text:span text:style-name="T3">: </text:span>那不是你開的藥<text:span text:style-name="T3">,</text:span>我越吃越煩都沒效ㄋ<text:span text:style-name="T3">~<text:line-break/></text:span>醫<text:span text:style-name="T3">: </text:span>妳不要到處拿藥<text:span text:style-name="T3">,</text:span>應該要固定在同一個地方拿藥<text:span text:style-name="T3">,</text:span>一段時間沒有效才換醫生或換藥<text:span text:style-name="T3">.<text:line-break/></text:span>甲<text:span text:style-name="T3">: </text:span>我都只給你看而已<text:span text:style-name="T3">,</text:span>其它醫院的藥都沒有效<text:span text:style-name="T3">.<text:line-break/></text:span>醫<text:span text:style-name="T3">: ....(</text:span>無言<text:span text:style-name="T3">)<text:line-break/></text:span>甲<text:span text:style-name="T3">: </text:span>我有在藥房買顧腦的藥<text:span text:style-name="T3">,</text:span>中午都不能睡<text:span text:style-name="T3">.<text:line-break/></text:span>醫<text:span text:style-name="T3">: </text:span>那我開的藥妳有吃嗎<text:span text:style-name="T3">?<text:line-break/></text:span>甲<text:span text:style-name="T3">: </text:span>今天中午沒有吃<text:span text:style-name="T3">.<text:line-break/></text:span>醫<text:span text:style-name="T3">: ...(</text:span>無言<text:span text:style-name="T3">)<text:line-break/></text:span>醫<text:span text:style-name="T3">: </text:span>我只開一顆藥<text:span text:style-name="T3">,</text:span>是晚上睡覺之前吃<text:span text:style-name="T3">,</text:span>中午沒有藥<text:span text:style-name="T3">. </text:span>一天只有吃一顆<text:span text:style-name="T3">,</text:span>晚上睡前吃<text:span text:style-name="T3">.<text:line-break/></text:span>甲<text:span text:style-name="T3">: </text:span>可是我拿到中午吃也沒用<text:span text:style-name="T3">,</text:span>還是不能睡<text:span text:style-name="T3">. </text:span>醫生<text:span text:style-name="T3">,</text:span>你不要開安眠藥給我哦<text:span text:style-name="T3">. <text:line-break/></text:span>醫<text:span text:style-name="T3">: ....(</text:span>無言<text:span text:style-name="T3">)<text:line-break/>(</text:span>此時又經過了十分鐘<text:span text:style-name="T3">.)<text:line-break/></text:span>醫<text:span text:style-name="T3">: </text:span>我們是不是當面談比較好<text:span text:style-name="T3">?<text:line-break/></text:span>甲<text:span text:style-name="T3">: </text:span>醫生<text:span text:style-name="T3">,</text:span>你要救我啊<text:span text:style-name="T3">,</text:span>我中午不能睡真的很煩ㄋ<text:span text:style-name="T3">~<text:line-break/></text:span>醫<text:span text:style-name="T3">: </text:span>好吧<text:span text:style-name="T3">,</text:span>那我下回再加開一個精神放鬆的藥給妳中午吃<text:span text:style-name="T3">.<text:line-break/></text:span>甲<text:span text:style-name="T3">: </text:span>我不要吃安眠藥<text:span text:style-name="T3">,</text:span>我也不要放鬆的<text:span text:style-name="T3">,</text:span>太輕了沒效<text:span text:style-name="T3">,</text:span>我是要吃那種一吃馬上就可以入眠的<text:span text:style-name="T3">.<text:line-break/></text:span>醫<text:span text:style-name="T3">:...(</text:span>無言<text:span text:style-name="T3">)<text:line-break/><text:line-break/></text:span>後記<text:span text:style-name="T3">: </text:span>我常在想<text:span text:style-name="T3">,</text:span>是不是我溝通能力有問題<text:span text:style-name="T3">? </text:span>可是<text:span text:style-name="T3">,</text:span>就算最艱澀抽象的思維我都能清楚表達<text:span text:style-name="T3">,</text:span>為什麼每天疲憊不堪地困在這樣一些近乎絕望的溝通裏<text:span text:style-name="T3">?</text:span></text:p>
      <text:p text:style-name="P1"><text:span text:style-name="T1">陳真</text:span><text:s/>  |  2012.04.15 03:12   |   <text:a xlink:type="simple" xlink:href="http://palinfo.habago.org/Entry?Command=Information_PrintForum&amp;iPage=508#FORUM31469"><text:span text:style-name="T2">#</text:span></text:a></text:p>
      <text:p text:style-name="P2">周四診所下午提早打烊<text:span text:style-name="T3">,</text:span>特地趕夜車北上看荷索的<text:span text:style-name="T3">3D</text:span>祕境夢遊<text:span text:style-name="T3">,</text:span>要是早知道切膚慾謀在板橋還有電影院在演<text:span text:style-name="T3">,</text:span>就兩片一起看了<text:span text:style-name="T3">. </text:span>看完荷索<text:span text:style-name="T3">,</text:span>已經半夜一點多<text:span text:style-name="T3">,</text:span>馬上又從台北搭統聯趕回台南已天亮<text:span text:style-name="T3">,</text:span>接著又繼續看診直到月黑風高<text:span text:style-name="T3">,</text:span>差點沒累出人命來<text:span text:style-name="T3">. <text:line-break/><text:line-break/></text:span>荷索的這片有無<text:span text:style-name="T3">3D</text:span>在我看來影響不大<text:span text:style-name="T3">,</text:span>沒機會看<text:span text:style-name="T3">3D</text:span>版的請勿想不開<text:span text:style-name="T3">. </text:span>至於沒機會北上看阿莫多瓦的新片<text:span text:style-name="T3"><text:s/>"the skin i live in"(</text:span>切膚慾謀<text:span text:style-name="T3">)</text:span>的人也可以在電視<text:span text:style-name="T3"><text:s/>MOD </text:span>上收看了<text:span text:style-name="T3">!<text:line-break/><text:line-break/></text:span>阿莫多瓦這片並非傑作<text:span text:style-name="T3">,</text:span>但裏頭有一首歌<text:span text:style-name="T3"><text:s/>"'En Mi Piel"(</text:span>我需要去愛<text:span text:style-name="T3">? </text:span>或<text:span text:style-name="T3"><text:s/>"</text:span>我需要愛<text:span text:style-name="T3">"?),</text:span>聽了之後如果沒有馬上找眼淚瓶<text:span text:style-name="T3">,</text:span>我真的會懷疑你的人性是否健全<text:span text:style-name="T3">. </text:span>如下<text:span text:style-name="T3">:<text:line-break/><text:line-break/>http://www.youtube.com/watch?v=YQdGSa-x2rw&amp;feature=relmfu<text:line-break/><text:line-break/></text:span>或請看<text:span text:style-name="T3">:<text:line-break/><text:line-break/>http://www.youtube.com/watch?v=5pGWq8v2x6o<text:line-break/><text:line-break/></text:span>至於歌詞唱些什麼<text:span text:style-name="T3">,</text:span>我找不到比較好的英文翻譯<text:span text:style-name="T3">,</text:span>至於電影上的中文翻譯<text:span text:style-name="T3">,</text:span>似乎與原文很不一樣<text:span text:style-name="T3">,</text:span>為何如此<text:span text:style-name="T3">,</text:span>十分詭異<text:span text:style-name="T3">,</text:span>難道有不同的歌詞版本<text:span text:style-name="T3">?<text:line-break/><text:line-break/></text:span>上述網址底下留言處有人幫忙翻譯成英文<text:span text:style-name="T3">,</text:span>但翻譯者說他英文不好難以表達原文詩意<text:span text:style-name="T3">. <text:line-break/><text:line-break/></text:span>究竟原文講些什麼<text:span text:style-name="T3">,</text:span>如果有人能完全聽懂或看懂<text:span text:style-name="T3">,</text:span>還請賜教<text:span text:style-name="T3">.</text:span>我想把這首歌拿來當診所的所歌<text:span text:style-name="T3">.<text:line-break/><text:line-break/></text:span>我根據那位留言者讓人有點有看沒有懂的英文翻譯<text:span text:style-name="T3">,</text:span>憑著自己的胡亂猜測<text:span text:style-name="T3">,</text:span>再翻成中文如下<text:span text:style-name="T3">:<text:line-break/><text:line-break/>(</text:span>亂翻得笑死人<text:span text:style-name="T3">,</text:span>所以刪了<text:span text:style-name="T3">,</text:span>請看上面<text:span text:style-name="T3">Naga</text:span>翻譯<text:span text:style-name="T3">)<text:line-break/><text:line-break/></text:span>附帶一提<text:span text:style-name="T3">,</text:span>切膚慾謀和諜影行動的配樂是同一人<text:span text:style-name="T3">: Alberto Iglesias. </text:span>不過<text:span text:style-name="T3">,</text:span>上面這曲子應該是另有作曲家<text:span text:style-name="T3"><text:s/>(</text:span>不確定<text:span text:style-name="T3">).</text:span></text:p>
      <text:p text:style-name="P1"><text:span text:style-name="T1">陳真</text:span><text:s/>  |  2012.04.12 02:40   |   <text:a xlink:type="simple" xlink:href="http://palinfo.habago.org/Entry?Command=Information_PrintForum&amp;iPage=508#FORUM31468"><text:span text:style-name="T2">#</text:span></text:a></text:p>
      <text:p text:style-name="P3">剛去英國第二年的聖誕節<text:span text:style-name="T3">,</text:span>學姐有事返台<text:span text:style-name="T3">,</text:span>我一個人在英國<text:span text:style-name="T3">. </text:span>那年耶誕夜前夕<text:span text:style-name="T3">,</text:span>有九個韓國女學生說想要來我宿舍煮飯慶祝<text:span text:style-name="T3">. </text:span>我只須負責吃就行<text:span text:style-name="T3">,</text:span>伙食一切由她們料理<text:span text:style-name="T3">. <text:line-break/><text:line-break/></text:span>我那時仍然勉強還算是個<text:span text:style-name="T3"><text:s/>"</text:span>人<text:span text:style-name="T3">",</text:span>還沒完全退化成野生動物<text:span text:style-name="T3">,</text:span>所以還不太會怕人<text:span text:style-name="T3">,</text:span>自然就一口答應<text:span text:style-name="T3">. </text:span>記得那一晚<text:span text:style-name="T3">,</text:span>九女一男共處一室<text:span text:style-name="T3">,</text:span>她們一邊吃喝作樂一邊好奇地輪流問我好多問題<text:span text:style-name="T3">. <text:line-break/><text:line-break/></text:span>因為素昧平生<text:span text:style-name="T3">,</text:span>那些問題其實離我個人很遠很不搭調<text:span text:style-name="T3">,</text:span>但我總不能不近人情拒答<text:span text:style-name="T3">,</text:span>但又不想做長篇告白<text:span text:style-name="T3">,</text:span>所以就實問虛答<text:span text:style-name="T3">,</text:span>幾乎每個問題我都用<text:span text:style-name="T3"><text:s/>"</text:span>死<text:span text:style-name="T3">" </text:span>來搪塞<text:span text:style-name="T3">,</text:span>不管她們問什麼<text:span text:style-name="T3">,</text:span>我都笑笑地說我沒想那麼多<text:span text:style-name="T3">,</text:span>反正我就要死了<text:span text:style-name="T3">.<text:line-break/><text:line-break/></text:span>如果真的要死了<text:span text:style-name="T3">,</text:span>怎麼還笑<text:span text:style-name="T3">? </text:span>她們聽得一頭霧水<text:span text:style-name="T3">,</text:span>後來乾脆直接問我得了什麼病<text:span text:style-name="T3">. </text:span>我說我身體方面沒啥問題<text:span text:style-name="T3">,</text:span>我只是感覺我快死了<text:span text:style-name="T3">. </text:span>後來其中有幾個女生還陸續寫信來<text:span text:style-name="T3"><text:s/>"</text:span>關心<text:span text:style-name="T3">" </text:span>我的<text:span text:style-name="T3"><text:s/>"</text:span>病情<text:span text:style-name="T3">",</text:span>但我因為忙就沒再回信了<text:span text:style-name="T3">.<text:line-break/><text:line-break/></text:span>我並非要故做神祕狀<text:span text:style-name="T3">,</text:span>而只是當下覺得很難堪<text:span text:style-name="T3">,</text:span>因為我很不習慣跟別人談論自己<text:span text:style-name="T3">. </text:span>當我說<text:span text:style-name="T3"><text:s/>"</text:span>我快要死了<text:span text:style-name="T3">",</text:span>我只是想表達一種我的靈魂出賣給魔鬼換取知識的沮喪與挫折感<text:span text:style-name="T3">. </text:span>我不相信有多少人能輕易理解這樣一種痛苦<text:span text:style-name="T3">;</text:span>我清楚地知道過去那個<text:span text:style-name="T3"><text:s/>"</text:span>我<text:span text:style-name="T3">" </text:span>正慢慢死去<text:span text:style-name="T3">. <text:line-break/><text:line-break/></text:span>在另一個意義上<text:span text:style-name="T3">,</text:span>做為一個人<text:span text:style-name="T3">,</text:span>我彷彿即將死去<text:span text:style-name="T3">,</text:span>遁入洞穴化為野生動物的原形<text:span text:style-name="T3">.<text:line-break/><text:line-break/></text:span>這些話語或感覺是沒辦法跟一群初識者談的<text:span text:style-name="T3">,</text:span>就算是熟識<text:span text:style-name="T3">,</text:span>這種話說起來世上也不會有幾個人相信<text:span text:style-name="T3">. </text:span>人們只會以為你跟他們一樣<text:span text:style-name="T3">,</text:span>追逐著一些事實上你絲毫不感興趣而且甚至感到厭惡的東西<text:span text:style-name="T3">.<text:line-break/><text:line-break/></text:span>這些異國友人<text:span text:style-name="T3">,</text:span>大夥在另一個異國它鄉萍水相逢<text:span text:style-name="T3">,</text:span>她們的友善誠懇<text:span text:style-name="T3">,</text:span>自然我就應該給她們一個較為接近真實的回答<text:span text:style-name="T3">,</text:span>即便這個回答恐怕只是招來更多的誤解<text:span text:style-name="T3">,</text:span>但對我來說<text:span text:style-name="T3">,</text:span>總比給對方一些社交性的回答要誠懇一些<text:span text:style-name="T3">. </text:span>但我不會因為對方誤解了我這些令人一頭霧水<text:span text:style-name="T3"><text:s/>"</text:span>快死了<text:span text:style-name="T3">" </text:span>的回答而感到無奈<text:span text:style-name="T3">,</text:span>畢竟誰能理解那樣一些禪語般的怪話<text:span text:style-name="T3">?<text:line-break/><text:line-break/></text:span>偶爾會想起這九個來英國唸短期英文學校的韓國女生<text:span text:style-name="T3">,</text:span>她們或許至今仍會想起那一個耶誕夜<text:span text:style-name="T3">,</text:span>有個來自台灣的怪人究竟死了沒<text:span text:style-name="T3">? <text:line-break/><text:line-break/></text:span>我的感覺是我本來像顆生雞蛋<text:span text:style-name="T3">,</text:span>很快地魔鬼就把我煎成一顆荷包蛋<text:span text:style-name="T3">,</text:span>這縱然不算死了<text:span text:style-name="T3">,</text:span>但應該也變不回一顆單純的生雞蛋了<text:span text:style-name="T3">.<text:line-break/><text:line-break/></text:span>在我準備出國留學前夕<text:span text:style-name="T3">,</text:span>記得學姊寫了封信給林義雄<text:span text:style-name="T3">. </text:span>如果我沒記錯<text:span text:style-name="T3">,</text:span>信裏引用了歌德在<text:span text:style-name="T3"><text:s/>"</text:span>浮士德<text:span text:style-name="T3">" </text:span>裏的一段話來描述我們即將出發的悲劇旅程<text:span text:style-name="T3">,</text:span>十幾年來我常在心裏覆頌著歌德這些話<text:span text:style-name="T3">,</text:span>感覺就像對我或我們的一種預言<text:span text:style-name="T3">,</text:span>一種宿命<text:span text:style-name="T3">. </text:span>歌德的話翻成英文是這麼寫的<text:span text:style-name="T3">:<text:line-break/><text:line-break/>“I have, alas! Philosophy, <text:line-break/>Medicine, Jurisprudence too, <text:line-break/>And to my cost Theology, <text:line-break/>With ardent labor, studied through. <text:line-break/>And here I stand, with all my lore, <text:line-break/>Poor fool, no wiser than before.” <text:line-break/></text:span><text:span text:style-name="T4">―</text:span><text:span text:style-name="T3"><text:s/>Johann Wolfgang von Goethe <text:line-break/><text:line-break/></text:span>我向來不懂翻譯<text:span text:style-name="T3">,</text:span>更不敢翻譯如此神聖的作品<text:span text:style-name="T3">,</text:span>但中國人民大學網站有一段中文翻譯<text:span text:style-name="T3">,</text:span>如下<text:span text:style-name="T3">.</text:span>翻得極爛<text:span text:style-name="T3">(</text:span>我應該可以翻得比這好一些<text:span text:style-name="T3">),</text:span>但仍可供各位參考<text:span text:style-name="T3">. </text:span>曾經跟魔鬼打過交道的<text:span text:style-name="T3">,</text:span>或許都該在那同樣憂鬱的夜裏<text:span text:style-name="T3">,</text:span>放聲一哭<text:span text:style-name="T3">.<text:line-break/><text:line-break/>--</text:span>浮士德<text:span text:style-name="T3">--<text:line-break/><text:line-break/></text:span>一個有高高拱頂的、狹窄的哥德式房間。<text:span text:style-name="T3"><text:line-break/><text:line-break/></text:span>浮士德不安地坐在書桌旁的扶手椅裏。<text:span text:style-name="T3"> <text:line-break/><text:line-break/></text:span>浮士德：唉！我現在已對哲學，<text:span text:style-name="T3"> <text:line-break/><text:line-break/></text:span>法律還有醫學，<text:span text:style-name="T3"> <text:line-break/><text:line-break/></text:span>而且，可惜，還有神學，<text:span text:style-name="T3"> <text:line-break/><text:line-break/></text:span>都進行過刻苦的攻讀。<text:span text:style-name="T3"> <text:line-break/><text:line-break/></text:span>可我還是那麽愚蠢可憐，<text:span text:style-name="T3"><text:line-break/><text:line-break/></text:span>一點也不比從前聰明！<text:span text:style-name="T3"> <text:line-break/><text:line-break/></text:span>稱爲碩士，甚至稱爲博士，<text:span text:style-name="T3"> <text:line-break/><text:line-break/></text:span>大約有十來年光景，<text:span text:style-name="T3"> <text:line-break/><text:line-break/></text:span>我牽著學生們的鼻子，<text:span text:style-name="T3"> <text:line-break/><text:line-break/></text:span>上下穿越，縱橫馳騁，<text:span text:style-name="T3"><text:line-break/><text:line-break/></text:span>我明白，其實我們無知得很！<text:span text:style-name="T3"> <text:line-break/><text:line-break/></text:span>這簡直讓我心中如焚。<text:span text:style-name="T3"><text:line-break/><text:line-break/></text:span>雖然我勝過一切浮華之士，<text:span text:style-name="T3"><text:line-break/><text:line-break/></text:span>博士、碩士、文書和教士；<text:span text:style-name="T3"><text:line-break/><text:line-break/></text:span>我不被疑慮與疑惑擊潰，<text:span text:style-name="T3"> <text:line-break/><text:line-break/></text:span>也不怕地獄與魔鬼<text:span text:style-name="T3">—— <text:line-break/><text:line-break/></text:span>但因此一切歡愉離我遠去，<text:span text:style-name="T3"><text:line-break/><text:line-break/></text:span>我並不以真知灼見自欺，<text:span text:style-name="T3"> <text:line-break/><text:line-break/></text:span>也不自稱我能有所教正，<text:span text:style-name="T3"> <text:line-break/><text:line-break/></text:span>讓人類進步，改過自新。<text:span text:style-name="T3"> <text:line-break/><text:line-break/></text:span>我既無財産又無金錢，<text:span text:style-name="T3"> <text:line-break/><text:line-break/></text:span>也沒有塵世的榮耀威嚴；<text:span text:style-name="T3"> <text:line-break/><text:line-break/></text:span>狗也不願如此偷生！<text:span text:style-name="T3"> <text:line-break/><text:line-break/></text:span>因此我向魔術獻身，<text:span text:style-name="T3"><text:line-break/><text:line-break/></text:span>以通過精靈的魔力，<text:span text:style-name="T3"><text:line-break/><text:line-break/></text:span>讓我獲取某種秘密；<text:span text:style-name="T3"><text:line-break/><text:line-break/></text:span>我不需要再出酸汗，<text:span text:style-name="T3"><text:line-break/><text:line-break/></text:span>把不知之事向人胡談；<text:span text:style-name="T3"> <text:line-break/><text:line-break/></text:span>讓我知道，這世界的內核<text:span text:style-name="T3"> <text:line-break/><text:line-break/></text:span>由什麼將其連結組合，<text:span text:style-name="T3"> <text:line-break/><text:line-break/></text:span>讓我看清一切活力和種子，<text:span text:style-name="T3"><text:line-break/><text:line-break/></text:span>而不再求諸語言文字。<text:span text:style-name="T3"> <text:line-break/><text:line-break/></text:span>啊，溫柔的月光，我多麼希望，<text:span text:style-name="T3"><text:line-break/><text:line-break/></text:span>你最後一次見我痛苦悲傷，<text:span text:style-name="T3"> <text:line-break/><text:line-break/></text:span>多少次我坐在這書案前<text:span text:style-name="T3"> <text:line-break/><text:line-break/></text:span>深夜不眠，等待你的出現：<text:span text:style-name="T3"> <text:line-break/><text:line-break/></text:span>憂鬱的朋友，你終於光臨，<text:span text:style-name="T3"><text:line-break/><text:line-break/></text:span>在這些書籍和紙張間停留！</text:p>
      <text:p text:style-name="P4"/>
      <text:p text:style-name="P1"><text:span text:style-name="T1">陳真</text:span><text:s/>  |  2012.04.12 02:34   |   <text:a xlink:type="simple" xlink:href="http://palinfo.habago.org/Entry?Command=Information_PrintForum&amp;iPage=509#FORUM31467"><text:span text:style-name="T2">#</text:span></text:a></text:p>
      <text:p text:style-name="P3">同學<text:span text:style-name="T3">,</text:span>請問幾個問題<text:span text:style-name="T3">,</text:span>不答無妨<text:span text:style-name="T3">:<text:line-break/><text:line-break/>1. </text:span>所以你是希望並且認為那位牧師<text:span text:style-name="T3">(?)</text:span>在聽到你的<text:span text:style-name="T3"><text:s/>"metaphor" </text:span>之後<text:span text:style-name="T3"><text:s/>"</text:span>應該<text:span text:style-name="T3">" </text:span>認為你相信神透過文學藝術和數學在對你<text:span text:style-name="T3"><text:s/>"</text:span>說話<text:span text:style-name="T3">"? <text:line-break/><text:line-break/>2. </text:span>為什麼在聽到你那樣一個<text:span text:style-name="T3"><text:s/>"metaphor" </text:span>之後<text:span text:style-name="T3">,</text:span>對方<text:span text:style-name="T3"><text:s/>"</text:span>應該<text:span text:style-name="T3">" </text:span>得到你想要的答案<text:span text:style-name="T3">? </text:span>為什麼對方如果沒有這麼認為<text:span text:style-name="T3">,</text:span>就是他心裏已經設定好一種偏見或既定的答案格式<text:span text:style-name="T3">? </text:span>我看不出你的<text:span text:style-name="T3"><text:s/>"metaphor" </text:span>和你的<text:span text:style-name="T3"><text:s/>"</text:span>正確答案<text:span text:style-name="T3">" </text:span>兩者之間的任何關連性<text:span text:style-name="T3">,</text:span>而且我認為正常狀況下聽到那樣一句沒頭沒腦如禪一般的英文應該只會一頭霧水才對<text:span text:style-name="T3">.<text:line-break/><text:line-break/>3. </text:span>為什麼別人在聽到你那樣一個<text:span text:style-name="T3"><text:s/>"metaphor" </text:span>之後<text:span text:style-name="T3">,</text:span>不應該有自己的解讀<text:span text:style-name="T3">? <text:line-break/><text:line-break/>4. </text:span>如果有人跟你處在同樣的對話中<text:span text:style-name="T3">,</text:span>回答說<text:span text:style-name="T3"><text:s/>"</text:span>是的<text:span text:style-name="T3">! </text:span>神經常透過街上許多辣妹對我說話<text:span text:style-name="T3">",</text:span>你認為別人<text:span text:style-name="T3"><text:s/>"</text:span>應該<text:span text:style-name="T3">" </text:span>怎麼解讀<text:span text:style-name="T3">? <text:line-break/><text:line-break/>5. </text:span>如果你只是要表達<text:span text:style-name="T3"><text:s/>"</text:span>你相信神會對人說話<text:span text:style-name="T3">" </text:span>這樣一個意思<text:span text:style-name="T3">,</text:span>那麼<text:span text:style-name="T3">,</text:span>一神或多神又有何差別<text:span text:style-name="T3">? </text:span>我是說你所謂的<text:span text:style-name="T3"><text:s/>"metaphor"</text:span>何處蘊含<text:span text:style-name="T3"><text:s/>"</text:span>只能有一個神<text:span text:style-name="T3">" </text:span>的意義<text:span text:style-name="T3">,</text:span>於是當有人解讀為泛神論時<text:span text:style-name="T3">,</text:span>你覺得很無奈<text:span text:style-name="T3">? <text:line-break/><text:line-break/></text:span>我之所以問這些是因為我倒是覺得在你跟那位牧師的對話中<text:span text:style-name="T3">,</text:span>是你對對方預設了某種偏見來套在他身上<text:span text:style-name="T3">,</text:span>不願或不屑與之溝通<text:span text:style-name="T3">,</text:span>而不是別人硬是誤解了你因此使你企圖百般溝通仍然無效故而啞口無言很無奈<text:span text:style-name="T3">. <text:line-break/><text:line-break/></text:span>你的無奈<text:span text:style-name="T3">,</text:span>跟我常說的溝通無奈顯然不像是同一回事<text:span text:style-name="T3">;</text:span>你的無奈之姿態似乎比較高一些<text:span text:style-name="T3">,</text:span>而我的無奈卻比較像是動物企圖跟人說話卻說不成的無奈與惆悵<text:span text:style-name="T3">.</text:span></text:p>
      <text:p text:style-name="P1">J. Z.   |  2012.04.11 03:15   |   <text:a xlink:type="simple" xlink:href="http://palinfo.habago.org/Entry?Command=Information_PrintForum&amp;iPage=509#FORUM31466"><text:span text:style-name="T2">#</text:span></text:a></text:p>
      <text:p text:style-name="P2"><text:span text:style-name="T3">O c'mon....REALLY????<text:line-break/><text:line-break/></text:span>我反而覺得這樣一種<text:span text:style-name="T3">METAPHOR</text:span>在當時的語境下根本婦孺皆解<text:span text:style-name="T3">, </text:span>不能理解者反而是因為他心中已經設定好了一個格式完整的標準答案在等<text:span text:style-name="T3">, </text:span>不合格式者一律排除<text:span text:style-name="T3">. <text:line-break/></text:span>在這裡我也不諱言自己不太信什麼上帝<text:span text:style-name="T3">(</text:span>至少不是聖經上的那個上帝<text:span text:style-name="T3">), </text:span>也不覺得萬一上帝不存在會有什麼問題<text:span text:style-name="T3">, </text:span>至少不會有人拿<text:span text:style-name="T3">"</text:span>穆斯林相信死後天堂有十個處女在等他<text:span text:style-name="T3">", "</text:span>同性戀是可憎的<text:span text:style-name="T3">", </text:span>這樣一些偏見與仇恨語言來正當化自己的信仰還想<text:span text:style-name="T3">"</text:span>教育<text:span text:style-name="T3">"</text:span>大眾<text:span text:style-name="T3">.</text:span></text:p>
      <text:p text:style-name="P1"><text:span text:style-name="T1">陳真</text:span><text:s/>  |  2012.04.11 01:33   |   <text:a xlink:type="simple" xlink:href="http://palinfo.habago.org/Entry?Command=Information_PrintForum&amp;iPage=509#FORUM31465"><text:span text:style-name="T2">#</text:span></text:a></text:p>
      <text:p text:style-name="P3"><text:span text:style-name="T3">(</text:span>再續<text:span text:style-name="T3">)<text:line-break/><text:line-break/></text:span>常有人喜歡這麼說<text:span text:style-name="T3">,</text:span>例如<text:span text:style-name="T3"><text:s/>"</text:span>巴哈證明了上帝的存在<text:span text:style-name="T3">",</text:span>這意思或許是在說某人才華洋溢<text:span text:style-name="T3">,</text:span>透過他的作品<text:span text:style-name="T3">,</text:span>我們彷彿想到或聽到了上帝<text:span text:style-name="T3">;</text:span>主詞是<text:span text:style-name="T3"><text:s/>"</text:span>我<text:span text:style-name="T3">" </text:span>而非上帝<text:span text:style-name="T3">. <text:line-break/><text:line-break/></text:span>我看到捕鼠籠裏的小老鼠或屠宰場裏的大豬公<text:span text:style-name="T3">,</text:span>也常想到上帝<text:span text:style-name="T3">,</text:span>但我不會說上帝透過大豬公在跟我說話<text:span text:style-name="T3">. </text:span>當我夜裏仰望星空<text:span text:style-name="T3">,</text:span>心裏也常想<text:span text:style-name="T3">,</text:span>媽的<text:span text:style-name="T3">,</text:span>誰說沒有神<text:span text:style-name="T3">? </text:span>如果沒有神<text:span text:style-name="T3">,</text:span>這一切存在與秩序從哪來<text:span text:style-name="T3">? </text:span>主詞仍是我<text:span text:style-name="T3">,</text:span>而非上帝<text:span text:style-name="T3">. <text:line-break/><text:line-break/></text:span>如果有人看到辣妹也想到上帝<text:span text:style-name="T3">,</text:span>這倒也挺合理<text:span text:style-name="T3">,</text:span>但他似乎不應該說上帝透過辣妹在跟他說話<text:span text:style-name="T3">. </text:span>如果他硬是要這樣說<text:span text:style-name="T3">,</text:span>那也未嘗不可<text:span text:style-name="T3">,</text:span>只是旁人將很難理解上帝究竟跟他說了什麼<text:span text:style-name="T3">. </text:span>畢竟主詞仍是他<text:span text:style-name="T3">,</text:span>而非辣妹<text:span text:style-name="T3">,</text:span>更非上帝<text:span text:style-name="T3">. </text:span>我一般只會想到辣妹這個層級而已<text:span text:style-name="T3">,</text:span>不至於扯到上帝身上<text:span text:style-name="T3">.<text:line-break/><text:line-break/></text:span>表達方式純粹是個人自由<text:span text:style-name="T3">,</text:span>你愛怎麼說都行<text:span text:style-name="T3">,</text:span>但有一種表達式是努力想讓人明白的<text:span text:style-name="T3">,</text:span>卻有另一種表達似乎故意想讓人有聽沒有懂<text:span text:style-name="T3">. <text:line-break/><text:line-break/></text:span>做為一個普遍被誤解而深感痛苦的可憐蟲<text:span text:style-name="T3">,</text:span>我一般不會從事第二種表達方式<text:span text:style-name="T3">. </text:span>我會盡一切語言能力闡明心志思維<text:span text:style-name="T3">,</text:span>希望人們能理解我所要說的這一切大白話<text:span text:style-name="T3">. <text:line-break/><text:line-break/></text:span>當我窮盡一切努力而人們仍充滿誤解時<text:span text:style-name="T3">,</text:span>難免感到無奈<text:span text:style-name="T3">. </text:span>但我依然懷著一點信心<text:span text:style-name="T3">,</text:span>當我死掉後<text:span text:style-name="T3">,</text:span>我一點也不深刻的這類白話文<text:span text:style-name="T3">,</text:span>或許就會得到一種較為適當的理解<text:span text:style-name="T3">.<text:line-break/><text:line-break/></text:span>可是<text:span text:style-name="T3">,</text:span>第一種表達式卻似乎缺乏溝通誠意<text:span text:style-name="T3">,</text:span>台灣很多讀書人往往有此傾向<text:span text:style-name="T3">,</text:span>明明簡單到爆的一點可笑思維或理論<text:span text:style-name="T3">,</text:span>他卻總是故意要講得好像內涵深如海高如山<text:span text:style-name="T3">.<text:line-break/><text:line-break/></text:span>我也害怕基督徒或任何一種教徒<text:span text:style-name="T3">,</text:span>看到他們我就感覺好像兔子去看到獵人那般恐懼<text:span text:style-name="T3">. </text:span>他們往往認定我是一個有藥或無藥可救的迷失者<text:span text:style-name="T3">,</text:span>走在徬徨可悲充滿罪惡的道路上<text:span text:style-name="T3">. </text:span>如此認定倒也離事實不遠<text:span text:style-name="T3">,</text:span>讓我害怕的不是這樣的認定<text:span text:style-name="T3">,</text:span>而是害怕這些以神的子民自居<text:span text:style-name="T3">(</text:span>或甚至以為自己就是耶穌<text:span text:style-name="T3">)</text:span>的人<text:span text:style-name="T3">,</text:span>他們講起話來都是肯定句或祈使句<text:span text:style-name="T3">,</text:span>彷彿耶穌下凡在對我發號施令<text:span text:style-name="T3">,</text:span>真的讓我很尷尬<text:span text:style-name="T3">. <text:line-break/><text:line-break/></text:span>在我的理解裏<text:span text:style-name="T3">,</text:span>除非真是聖徒<text:span text:style-name="T3">,</text:span>否則宗教一般都是用疑問句寫成<text:span text:style-name="T3">. </text:span>智慧的花朵長在愚蠢的深谷<text:span text:style-name="T3">; </text:span>我們是在迷幻中企圖理解真實<text:span text:style-name="T3">,</text:span>在墮落或墜落中仰望救贖<text:span text:style-name="T3">,</text:span>在痛苦中找到快樂<text:span text:style-name="T3">,</text:span>在巨大的折磨中獲得微不足道的一點安慰他人的能力<text:span text:style-name="T3">.<text:line-break/><text:line-break/></text:span>我沒法理解全是肯定句充滿歡樂甚至應該說爽到爆的所謂宗教<text:span text:style-name="T3">. </text:span>一個人<text:span text:style-name="T3">,</text:span>除非他的生活不是普通的慘<text:span text:style-name="T3">,</text:span>生命境遇相當可悲<text:span text:style-name="T3">,</text:span>左右碰壁四面楚歌<text:span text:style-name="T3">,</text:span>而且最好要帶點愚癡偏執不可理喻<text:span text:style-name="T3">,</text:span>否則我不會相信他能有什麼資格說出宗教話語<text:span text:style-name="T3">.<text:line-break/><text:line-break/></text:span>我的確認識這樣一些人<text:span text:style-name="T3">,</text:span>就像三隱士那樣<text:span text:style-name="T3">,</text:span>他們真的不是普通的慘<text:span text:style-name="T3">,</text:span>生活不是普通的荒唐混亂<text:span text:style-name="T3">,</text:span>但他們對神的<text:span text:style-name="T3"><text:s/>"</text:span>信<text:span text:style-name="T3">",</text:span>令我佩服得五體投地<text:span text:style-name="T3">. </text:span>我的病人裏頭就有這樣一名瘋狂愚昧的男性工人<text:span text:style-name="T3">,</text:span>在醫療上我對他真是無可奈何<text:span text:style-name="T3">,</text:span>但在宗教上我看他大可稱呼自己是個基督徒而無須感到羞愧<text:span text:style-name="T3">.<text:line-break/><text:line-break/></text:span>這樣的人是根本不可能看得懂我寫的這些東西的<text:span text:style-name="T3">,</text:span>就好像赤子之心不可能理解什麼是赤子之心一樣<text:span text:style-name="T3">. <text:line-break/><text:line-break/></text:span>但上帝或許另外還派發了一些人這樣的宿命<text:span text:style-name="T3">: </text:span>能見識善<text:span text:style-name="T3">,</text:span>卻無法成為善<text:span text:style-name="T3">;</text:span>看得見美麗<text:span text:style-name="T3">,</text:span>卻無法成為美麗本身<text:span text:style-name="T3">. <text:line-break/><text:line-break/></text:span>這樣一些人不死心<text:span text:style-name="T3">,</text:span>於是透過文字聲音影像的各種建築<text:span text:style-name="T3">,</text:span>就像企圖製造一種飛行器那樣<text:span text:style-name="T3">,</text:span>彷彿透過它便能飛向那個他想進去卻進不了的世界<text:span text:style-name="T3">.<text:line-break/><text:line-break/></text:span>或許是同病相憐<text:span text:style-name="T3">,</text:span>打從閱讀他的第一個字開始<text:span text:style-name="T3">,</text:span>我就一直很喜歡維根斯坦<text:span text:style-name="T3">,</text:span>他是這樣一些懸浮空中而回不了家的一群懷疑者的領頭羊<text:span text:style-name="T3">. </text:span>為了克服那不知從何而來的困惑<text:span text:style-name="T3">,</text:span>於是努力打造了各式各樣的階梯和飛行器<text:span text:style-name="T3">,</text:span>企圖解開迷障<text:span text:style-name="T3">,</text:span>飛向美麗的外太空<text:span text:style-name="T3">. </text:span>但維根斯坦說得很對<text:span text:style-name="T3">,</text:span>他說自己的寫作稱不上虔誠<text:span text:style-name="T3">,</text:span>因為凡是需要某種媒介或工具才能回家的人<text:span text:style-name="T3">,</text:span>都註定與虔誠永別了<text:span text:style-name="T3">.<text:line-break/><text:line-break/></text:span>這樣一些人<text:span text:style-name="T3">,</text:span>如果還有一點存在價值的話<text:span text:style-name="T3">,</text:span>或許那是因為他們用自身誕生於<text:span text:style-name="T3"><text:s/>"</text:span>懷疑<text:span text:style-name="T3">" </text:span>的悲劇寫下一種<text:span text:style-name="T3"><text:s/>"</text:span>確定性<text:span text:style-name="T3">" </text:span>的福音<text:span text:style-name="T3">,</text:span>他們的註定失敗恰恰就是他們的成功<text:span text:style-name="T3">,</text:span>他們的絕望反倒見證了一種希望<text:span text:style-name="T3">.</text:span></text:p>
      <text:p text:style-name="P1"><text:span text:style-name="T1">陳真</text:span><text:s/>  |  2012.04.10 18:10   |   <text:a xlink:type="simple" xlink:href="http://palinfo.habago.org/Entry?Command=Information_PrintForum&amp;iPage=509#FORUM31464"><text:span text:style-name="T2">#</text:span></text:a></text:p>
      <text:p text:style-name="P2"><text:span text:style-name="T3">(</text:span>續<text:span text:style-name="T3">)<text:line-break/><text:line-break/></text:span>過去數學很好<text:span text:style-name="T3">,</text:span>後來就生疏了<text:span text:style-name="T3">,</text:span>但雖忘了數學演算<text:span text:style-name="T3">,</text:span>數學之為物卻一直牽腸掛肚<text:span text:style-name="T3">. </text:span>就好像你也許久未謀面忘了某個偶像的一些生活細節<text:span text:style-name="T3">,</text:span>但偶像究竟是一個什麼樣的人卻很難遺忘<text:span text:style-name="T3">. </text:span>數學哲學就是這麼一回事<text:span text:style-name="T3">. <text:line-break/><text:line-break/></text:span>維根斯坦寫得最多的一部份就是數學哲學<text:span text:style-name="T3">.</text:span>當年劍橋數學系有個北七<text:span text:style-name="T3">,</text:span>在與他人的言談中嘲笑維根斯坦的數學知識淺薄<text:span text:style-name="T3">,</text:span>意思是說他連數學都不懂<text:span text:style-name="T3">,</text:span>能懂得什麼數學哲學<text:span text:style-name="T3">?<text:line-break/><text:line-break/></text:span>可是<text:span text:style-name="T3">,</text:span>研究數學哲學最重要的並不是你懂得很多數學演算<text:span text:style-name="T3">,</text:span>重要的是你必須了解數學是什麼樣的一個東西<text:span text:style-name="T3">,</text:span>簡單說就是了解數學的基礎與本質<text:span text:style-name="T3">--</text:span>如果數學有所謂本質的話<text:span text:style-name="T3">. </text:span>就好像研究科學哲學的人<text:span text:style-name="T3">,</text:span>不一定要懂得怎麼做動物實驗或怎麼操作化學儀器或怎麼進行物理演算<text:span text:style-name="T3">,</text:span>但你必須知道科學是怎麼一回事<text:span text:style-name="T3">. <text:line-break/><text:line-break/></text:span>倒過來說也一樣<text:span text:style-name="T3">,</text:span>很多自然科學家其實思想空洞<text:span text:style-name="T3">,</text:span>他不知道自己在幹什麼<text:span text:style-name="T3">,</text:span>儘管他依循某種特定實驗操作<text:span text:style-name="T3">,</text:span>獲得很大的科學成果<text:span text:style-name="T3">. </text:span>這有點像一個很會賺錢的生意人<text:span text:style-name="T3">,</text:span>很會投資<text:span text:style-name="T3">,</text:span>但這不代表他懂得經濟學<text:span text:style-name="T3">.<text:line-break/><text:line-break/></text:span>下班要去打球了<text:span text:style-name="T3">,</text:span>待續<text:span text:style-name="T3">~</text:span></text:p>
      <text:p text:style-name="P1"><text:span text:style-name="T1">陳真</text:span><text:s/>  |  2012.04.10 17:42   |   <text:a xlink:type="simple" xlink:href="http://palinfo.habago.org/Entry?Command=Information_PrintForum&amp;iPage=509#FORUM31463"><text:span text:style-name="T2">#</text:span></text:a></text:p>
      <text:p text:style-name="P3">你的教會朋友似乎沒有錯<text:span text:style-name="T3">,</text:span>因為任何人恐怕都很難想像<text:span text:style-name="T3"><text:s/>"</text:span>神<text:span text:style-name="T3">" </text:span>怎麼會透過文學藝術對<text:span text:style-name="T3"><text:s/>"</text:span>人<text:span text:style-name="T3">" </text:span>講話<text:span text:style-name="T3">? </text:span>那些人為的東西當然都是人寫的<text:span text:style-name="T3">,</text:span>而不是神寫的<text:span text:style-name="T3">. </text:span>他如果誤以為是泛神論倒還客氣<text:span text:style-name="T3">,</text:span>應該說這比較像個無神論者<text:span text:style-name="T3">.<text:line-break/><text:line-break/></text:span>即便是數學也一樣<text:span text:style-name="T3">,</text:span>你可以說你對於數學真理之先於經驗先於時空而存在一事感到訝異<text:span text:style-name="T3">,</text:span>進而或許想到神之創造<text:span text:style-name="T3">,</text:span>但這純粹也只是<text:span text:style-name="T3"><text:s/>"</text:span>你的<text:span text:style-name="T3">" </text:span>思維而非神之話語<text:span text:style-name="T3">,</text:span>更不是神在對誰講話<text:span text:style-name="T3">.<text:line-break/><text:line-break/></text:span>至於數學真理例如一加一等於二<text:span text:style-name="T3">,</text:span>究竟是一種偶然還是必然<text:span text:style-name="T3">,</text:span>恐怕也很難說<text:span text:style-name="T3">.</text:span>我能想像在某個時空完全迥異於眼前這個世界的另一種世界<text:span text:style-name="T3">,</text:span>在那裏<text:span text:style-name="T3">,</text:span>或許數學又是另一種樣貌<text:span text:style-name="T3">,</text:span>也許當我們演算一加一等於多少時<text:span text:style-name="T3">,</text:span>你得先賦予某種前提要件才有可能進行演算<text:span text:style-name="T3">.<text:line-break/><text:line-break/></text:span>從小我常聽我爸講一個故事<text:span text:style-name="T3">,</text:span>聽了幾百遍的一個故事<text:span text:style-name="T3">,</text:span>這故事顯然對我爸深具啟發性<text:span text:style-name="T3">,</text:span>所以一直反覆講給我們聽<text:span text:style-name="T3">. </text:span>他說<text:span text:style-name="T3">,</text:span>日本東京大學有一年的數學入學試題只出了一道題<text:span text:style-name="T3">,</text:span>是有關<text:span text:style-name="T3"><text:s/>"</text:span>圓<text:span text:style-name="T3">" </text:span>的一個演算<text:span text:style-name="T3">,</text:span>很簡單<text:span text:style-name="T3">,</text:span>大家都以為自己肯定拿滿分<text:span text:style-name="T3">,</text:span>但沒想到統統拿零分<text:span text:style-name="T3">,</text:span>只有少數人得到滿分<text:span text:style-name="T3">,</text:span>答案是無解<text:span text:style-name="T3">. <text:line-break/><text:line-break/></text:span>因為那個題目在進行條件設定時故意少寫了一個<text:span text:style-name="T3"><text:s/>"</text:span>在同一平面上<text:span text:style-name="T3">" </text:span>的基本條件<text:span text:style-name="T3">,</text:span>少了這個條件<text:span text:style-name="T3">,</text:span>圓根本不存在<text:span text:style-name="T3">,</text:span>一切相關演算將失去意義<text:span text:style-name="T3">,</text:span>因此正確答案是此題無解<text:span text:style-name="T3">.<text:line-break/><text:line-break/></text:span>這也是題外話<text:span text:style-name="T3">,</text:span>我只是想說<text:span text:style-name="T3">,</text:span>簡單的知識往往一點也不簡單<text:span text:style-name="T3">;</text:span>至於那些經常刻意裝扮得好像很艱深的什麼人為理論<text:span text:style-name="T3">,</text:span>我倒是從沒見過哪個理論有何困難可言<text:span text:style-name="T3">. </text:span>維根斯坦有句話深得我心<text:span text:style-name="T3">,</text:span>他說<text:span text:style-name="T3">: <text:line-break/><text:line-break/></text:span>如果有人要告訴我一種理論<text:span text:style-name="T3">(theory),</text:span>我會跟他說謝了<text:span text:style-name="T3">,</text:span>你留著自己用吧<text:span text:style-name="T3">,</text:span>我對理論不感興趣<text:span text:style-name="T3">.</text:span></text:p>
      <text:p text:style-name="P1">J. Z.   |  2012.04.09 16:40   |   <text:a xlink:type="simple" xlink:href="http://palinfo.habago.org/Entry?Command=Information_PrintForum&amp;iPage=509#FORUM31462"><text:span text:style-name="T2">#</text:span></text:a></text:p>
      <text:p text:style-name="P2">今天<text:span text:style-name="T3">"</text:span>朋友的<text:span text:style-name="T3">"</text:span>教會<text:span text:style-name="T3">SUNDAY SCHOOL</text:span>上<text:span text:style-name="T3"><text:s/>(</text:span>唉<text:span text:style-name="T3">, </text:span>別問我為什麼明明那麼痛苦還去<text:span text:style-name="T3">...) </text:span>牧師問我相不相信神會對衪的信徒說話<text:span text:style-name="T3">, </text:span>我實在想不出一個不得罪人又不會對不起自己良心的說法<text:span text:style-name="T3">, </text:span>就回答<text:span text:style-name="T3">: Yes. He talks to me through arts, through literature, even through mathematics.<text:line-break/></text:span>那位老兄竟然還很天才的以為我是泛神論者<text:span text:style-name="T3">!!<text:line-break/></text:span>我想陳大哥無奈的程度大概跟我當時對那位天才牧者理解力的無奈程度差不多<text:span text:style-name="T3">.<text:line-break/><text:line-break/></text:span>好啦<text:span text:style-name="T3">, </text:span>我承認<text:span text:style-name="T3">O. W.</text:span>的作品我大概才看過三本<text:span text:style-name="T3">, </text:span>外加一些零散的語錄罷了<text:span text:style-name="T3">...<text:line-break/></text:span>這麼認真懺悔了<text:span text:style-name="T3">, </text:span>前方有沒有救贖的光在等我呢<text:span text:style-name="T3">??????</text:span></text:p>
      <text:p text:style-name="P1"><text:span text:style-name="T1">陳真</text:span><text:s/>  |  2012.04.09 04:07   |   <text:a xlink:type="simple" xlink:href="http://palinfo.habago.org/Entry?Command=Information_PrintForum&amp;iPage=509#FORUM31461"><text:span text:style-name="T2">#</text:span></text:a></text:p>
      <text:p text:style-name="P3">同學<text:span text:style-name="T3">,</text:span>我敢說你一定沒讀過王爾德的書對不對<text:span text:style-name="T3">? </text:span>如果有讀過<text:span text:style-name="T3">,</text:span>那只能說你對其人其文的理解實在太差<text:span text:style-name="T3">. <text:line-break/><text:line-break/></text:span>王爾德說<text:span text:style-name="T3">,</text:span>藝術是很嚴肅認真的事<text:span text:style-name="T3">,</text:span>但藝術家卻恐怕是世上最不嚴肅認真的一種人了<text:span text:style-name="T3">.<text:line-break/><text:line-break/></text:span>這樣的人不會去<text:span text:style-name="T3"><text:s/>"</text:span>痛恨<text:span text:style-name="T3">" </text:span>哪個國家或社會<text:span text:style-name="T3">,</text:span>也不會認為自己被什麼碗糕給迫害了<text:span text:style-name="T3">. <text:line-break/><text:line-break/></text:span>就像荷索一樣<text:span text:style-name="T3">,</text:span>藝術家總是把自己看成王<text:span text:style-name="T3">(</text:span>用他自己的話來說其實他是把自己看成<text:span text:style-name="T3"><text:s/>"</text:span>宇宙的中心<text:span text:style-name="T3">"),</text:span>而且<text:span text:style-name="T3">,</text:span>藝術家們<text:span text:style-name="T3">,in a sense, </text:span>總是遊戲人間<text:span text:style-name="T3">,</text:span>活在夢裏便一切美好<text:span text:style-name="T3">,</text:span>一個藝術家怎麼可能會那麼有現實感去痛恨什麼國家呢<text:span text:style-name="T3">? </text:span>就算他寫出痛恨二字也千萬別相信他講的話<text:span text:style-name="T3">,</text:span>因為他在講完這句話的下一刻馬上就會否認自己講過的話<text:span text:style-name="T3">,</text:span>然後講出另外一種完全相反的意思<text:span text:style-name="T3">.<text:line-break/><text:line-break/></text:span>我常擔心死後會成名<text:span text:style-name="T3">,</text:span>因為我很害怕俗蛋會對我亂抬舉一些在我看來純粹是抹黑的說法<text:span text:style-name="T3">,</text:span>比方說很多俗蛋說我有正義感<text:span text:style-name="T3">,</text:span>但我敢保證自己全身上上下下裏裏外外絕對找不到<text:span text:style-name="T3"><text:s/>"</text:span>正義感<text:span text:style-name="T3">" </text:span>這樣惡劣低級的一種品性<text:span text:style-name="T3">.<text:line-break/><text:line-break/></text:span>比方說今天如果有個人說蘇格拉底痛恨某種國家體制<text:span text:style-name="T3">,</text:span>因為他是因言論惹毛主流當道飲毒而死<text:span text:style-name="T3">. </text:span>你聽了是不是會納悶<text:span text:style-name="T3">: </text:span>這傢伙是不是根本不知道蘇格拉底是誰<text:span text:style-name="T3">,</text:span>要不然怎麼會講出這樣離譜的描述<text:span text:style-name="T3">?<text:line-break/><text:line-break/></text:span>蘇格拉底有悍妻<text:span text:style-name="T3">,</text:span>其妻對於他整日不思家計不努力賺錢<text:span text:style-name="T3">,</text:span>卻喜歡四處遊蕩打屁十分感冒<text:span text:style-name="T3">. </text:span>有一天<text:span text:style-name="T3">,</text:span>蘇格拉底一早又準備出門去跟人抬槓<text:span text:style-name="T3">. </text:span>老婆大人很生氣說<text:span text:style-name="T3">: </text:span>不行<text:span text:style-name="T3">! </text:span>給我站住<text:span text:style-name="T3">,</text:span>還不趕快給我回來洗碗<text:span text:style-name="T3">! <text:line-break/><text:line-break/></text:span>蘇格拉底很有骨氣<text:span text:style-name="T3">,</text:span>照樣往外走<text:span text:style-name="T3">,</text:span>不理會老婆打雷一般的河東獅吼<text:span text:style-name="T3">. </text:span>沒想到一出大門<text:span text:style-name="T3">,</text:span>老婆卻由二樓潑下一桶洗腳水<text:span text:style-name="T3">. </text:span>蘇格拉底抬頭一看<text:span text:style-name="T3">,</text:span>自言自語說<text:span text:style-name="T3">: </text:span>剛剛聽到打雷<text:span text:style-name="T3">,</text:span>難怪現在下起雨來了<text:span text:style-name="T3">.<text:line-break/><text:line-break/></text:span>題外話<text:span text:style-name="T3">. </text:span></text:p>
      <text:p text:style-name="P1"><text:span text:style-name="T1">葉小慧</text:span><text:s/>  |  2012.04.08 15:04   |   <text:a xlink:type="simple" xlink:href="http://palinfo.habago.org/Entry?Command=Information_PrintForum&amp;iPage=509#FORUM31460"><text:span text:style-name="T2">#</text:span></text:a></text:p>
      <text:p text:style-name="P2">昨天陪約翰勒卡雷迷的先生去看了<text:span text:style-name="T3">Tinker Tailor Soldier Spy</text:span>，發現已剩下一天三場，由於<text:span text:style-name="T3">DVD</text:span>已發行，預期二輪不會上，這片不看大螢幕很可惜。<text:span text:style-name="T3"><text:line-break/><text:line-break/></text:span>上回轉貼的影片，我想說的跟電影一點關係都沒有，跟天文學家、那片星空也沒關係，若真要說我是看過大螢幕的鐵達尼號，但我記憶不起那片星空的樣子。我想說的只是對很多人或許無關緊要的一些事物，對一些人比如我來說，卻是非常重要的東西，甚至是根植的，我用職業道德、倫理甚至其他名詞來指涉其實都不太正確，上回的注解只是我對當時某件事情有感強化了我寫下那句話的衝動，很抱歉沒有說清楚。<text:span text:style-name="T3"><text:line-break/><text:line-break/></text:span>有點像當初我上大學時，反射性的跟人家說我家住山上，幾個學長姐或許受不了，來問我說為何要強調自己住山上或來自山上，我對這個問題思索很久，為什麼？因為家境跟同學不同，所以我無法跟著大家一起出遊、唱歌、上餐廳，而非不合群，或許我想解釋這件事情；但我並不自卑於出身山上，事實上我寶愛自己的兒時經歷，對於自己掙扎上了大學感到無端的喜悅，就如同我看了未央歌而對大學心所嚮往，雖然實際進了大學後，完全跟那西南大學是兩回事<text:span text:style-name="T3">....<text:line-break/><text:line-break/></text:span>明明是以文字為工作，我卻常常困於如何表述，或許這是我痛苦的原因。</text:p>
      <text:p text:style-name="P1">J. Z.   |  2012.04.08 03:56   |   <text:a xlink:type="simple" xlink:href="http://palinfo.habago.org/Entry?Command=Information_PrintForum&amp;iPage=509#FORUM31459"><text:span text:style-name="T2">#</text:span></text:a></text:p>
      <text:p text:style-name="P3"><text:span text:style-name="T3">Wait a min...<text:line-break/></text:span>我不太明白我那句子的意義被誤解成什麼了<text:span text:style-name="T3">...<text:line-break/></text:span>不過就是看到<text:span text:style-name="T3">NGC</text:span>有廣告這部片所以提出來<text:span text:style-name="T3">, </text:span>怎麼會扯出這麼多五四三的詮釋了呢<text:span text:style-name="T3">...<text:line-break/><text:line-break/></text:span>另外<text:span text:style-name="T3">, </text:span>先前會說<text:span text:style-name="T3">Oscar Wilde</text:span>痛恨英國也非出自於什麼國族意識形態問題<text:span text:style-name="T3">, </text:span>與其說<text:span text:style-name="T3">"</text:span>痛恨<text:span text:style-name="T3">"</text:span>不如說是一種輕蔑<text:span text:style-name="T3">, </text:span>身為粉絲應該很清楚他在英國時蒙受的種種攻訐和牢獄之災<text:span text:style-name="T3">, </text:span>跟愛國不愛國恐怕有點難扯上關係<text:span text:style-name="T3">. </text:span>就好像我們在說台灣這個鬼島時<text:span text:style-name="T3">, </text:span>是因為看到島上的種種鬼現象<text:span text:style-name="T3">, O. W.</text:span>比較倒楣一點發生在自己身上罷了</text:p>
      <text:p text:style-name="P1"><text:span text:style-name="T1">陳真</text:span><text:s/>  |  2012.04.08 01:37   |   <text:a xlink:type="simple" xlink:href="http://palinfo.habago.org/Entry?Command=Information_PrintForum&amp;iPage=509#FORUM31458"><text:span text:style-name="T2">#</text:span></text:a></text:p>
      <text:p text:style-name="P2">對不起<text:span text:style-name="T3">,</text:span>我意思是說<text:span text:style-name="T3">: </text:span>我對這頻道有點皮膚過敏<text:span text:style-name="T3">,</text:span>總感覺若被它<text:span text:style-name="T3"><text:s/>"</text:span>廣告<text:span text:style-name="T3">" </text:span>到<text:span text:style-name="T3">,</text:span>將不會是一件令人愉快的事<text:span text:style-name="T3">. </text:span>重點是這頻道當然不是在打廣告<text:span text:style-name="T3">,</text:span>而是因為這個沒有幾個人進去過的神祕洞穴<text:span text:style-name="T3">. </text:span>如今荷索不但進去了<text:span text:style-name="T3">,</text:span>而且還拍了片<text:span text:style-name="T3">,</text:span>自然引人注目<text:span text:style-name="T3">.<text:line-break/><text:line-break/></text:span>我不否認這頻道有著一些不錯的節目或報導<text:span text:style-name="T3">,</text:span>但我一直認為它是空洞的<text:span text:style-name="T3">,</text:span>算計的<text:span text:style-name="T3">,</text:span>市場取向沒有靈魂的<text:span text:style-name="T3">,</text:span>說一個沒有靈魂的跨國機構在給一個把靈魂看成一切把瘋狂看成智慧所在把淪落淫穢視為聖潔與救贖的作者打廣告<text:span text:style-name="T3">,</text:span>荷索聽了或許不會生氣<text:span text:style-name="T3">,</text:span>但做為荷索的粉絲自然要表示一點不以為然的酸味<text:span text:style-name="T3">. <text:line-break/><text:line-break/></text:span>這類似你之前問說王爾德是否自認是愛爾蘭人且痛恨英國<text:span text:style-name="T3">,</text:span>王爾德如果那麼愛國<text:span text:style-name="T3">,</text:span>肯定就不叫王爾德了<text:span text:style-name="T3">. </text:span>他連倫理道德都沒辦法忍受<text:span text:style-name="T3">,</text:span>哪會在什麼國族主義的意識形態上計較<text:span text:style-name="T3">? <text:line-break/><text:line-break/></text:span>晚上吃大餐<text:span text:style-name="T3">,</text:span>有人說我克制力太弱<text:span text:style-name="T3">,</text:span>我聽了很開心<text:span text:style-name="T3">,</text:span>謝謝這番令人感動的恭維<text:span text:style-name="T3">. </text:span>我當時心裏想到王爾德的一句話<text:span text:style-name="T3">,</text:span>他說<text:span text:style-name="T3">: </text:span>我能抵抗一切<text:span text:style-name="T3">,</text:span>除了誘惑之外<text:span text:style-name="T3">.<text:line-break/><text:line-break/></text:span>我覺得自己也是這樣<text:span text:style-name="T3">,</text:span>我在自己喜歡的東西裏頭就像糖泡在熱水裏一樣<text:span text:style-name="T3">,</text:span>馬上就溶化了<text:span text:style-name="T3">. </text:span>套句維根斯坦的一句話<text:span text:style-name="T3">,</text:span>哪怕只是一杯咖啡<text:span text:style-name="T3">,</text:span>我也不會抵抗它<text:span text:style-name="T3">.<text:line-break/><text:line-break/></text:span>你得承認<text:span text:style-name="T3">: </text:span>所謂認識一個人<text:span text:style-name="T3">,</text:span>是認識他的靈魂<text:span text:style-name="T3">,</text:span>而不是認識他的三圍八字<text:span text:style-name="T3">,</text:span>更不是認識他的社會角色<text:span text:style-name="T3">.<text:line-break/><text:line-break/></text:span>我們小時候不是都會學造句嗎<text:span text:style-name="T3">? </text:span>比方說老師出個<text:span text:style-name="T3"><text:s/>"</text:span>我想<text:span text:style-name="T3">",</text:span>要你造句<text:span text:style-name="T3">,</text:span>我就寫<text:span text:style-name="T3"><text:s/>"</text:span>我想這傢伙真是個王八蛋<text:span text:style-name="T3">". </text:span>我造出的句子常讓老師搖頭<text:span text:style-name="T3">,</text:span>不知道該打圈還是該打叉<text:span text:style-name="T3">,</text:span>還是應該直接聯絡訓導處或輔導室<text:span text:style-name="T3">. <text:line-break/><text:line-break/></text:span>我是說<text:span text:style-name="T3">: </text:span>你的<text:span text:style-name="T3"><text:s/>"</text:span>廣告<text:span text:style-name="T3">" </text:span>一詞之造句<text:span text:style-name="T3">,</text:span>文法沒問題<text:span text:style-name="T3">,</text:span>但是句子的意義就有點圈圈叉叉了<text:span text:style-name="T3">.<text:line-break/><text:line-break/></text:span>不過<text:span text:style-name="T3">,</text:span>哪天如果有人告訴我荷索幫國家什麼頻道的拍片<text:span text:style-name="T3">,</text:span>我絲毫不會意外<text:span text:style-name="T3">,</text:span>因為我畢竟不是在講一種行為主義意義上的意思<text:span text:style-name="T3">. <text:line-break/><text:line-break/></text:span>這就好像他上部片就是給好萊汙拍<text:span text:style-name="T3"><text:s/>"</text:span>爆裂警官<text:span text:style-name="T3">". </text:span>很多人問他說<text:span text:style-name="T3">: </text:span>跟好萊塢合作<text:span text:style-name="T3">,</text:span>不會對你有所干擾或傷害嗎<text:span text:style-name="T3">? </text:span>荷索說我在任何時候都是自己的王<text:span text:style-name="T3">,</text:span>誰能干擾我<text:span text:style-name="T3">?</text:span></text:p>
      <text:p text:style-name="P1">J. Z.   |  2012.04.07 17:24   |   <text:a xlink:type="simple" xlink:href="http://palinfo.habago.org/Entry?Command=Information_PrintForum&amp;iPage=509#FORUM31457"><text:span text:style-name="T2">#</text:span></text:a></text:p>
      <text:p text:style-name="P5">http://blogs.ngm.com/blog_central/2011/05/werner-herzog-finds-at-least-three-dimensions-in-the-cave-of-forgotten-dreams-.html<text:line-break/><text:line-break/><text:span text:style-name="T1">證據在此</text:span>, <text:span text:style-name="T1">我就記得電視上有看到過說</text:span>...<text:line-break/>Herzog <text:span text:style-name="T1">會不會生氣我就不知了</text:span></text:p>
      <text:p text:style-name="P4"/>
      <text:p text:style-name="P1"><text:span text:style-name="T1">陳真</text:span><text:s/>  |  2012.04.07 11:56   |   <text:a xlink:type="simple" xlink:href="http://palinfo.habago.org/Entry?Command=Information_PrintForum&amp;iPage=510#FORUM31456"><text:span text:style-name="T2">#</text:span></text:a></text:p>
      <text:p text:style-name="P3"><text:span text:style-name="T3">~~</text:span>國家地理頻道給荷索的電影做廣告<text:span text:style-name="T3">? </text:span>難以置信<text:span text:style-name="T3">. </text:span>這樣講<text:span text:style-name="T3">,</text:span>荷索可能會生氣哦<text:span text:style-name="T3">. </text:span>再說<text:span text:style-name="T3">, </text:span>這電影無利可圖<text:span text:style-name="T3">,</text:span>那個什麼頻道怎麼會想去幫它打廣告<text:span text:style-name="T3">?<text:line-break/><text:line-break/>~~</text:span>海報通常不用錢<text:span text:style-name="T3">,</text:span>快下片時跟戲院要就會給了<text:span text:style-name="T3">.</text:span></text:p>
      <text:p text:style-name="P1"><text:span text:style-name="T1">楊世主</text:span><text:s/>  |  2012.04.07 11:26   |   <text:a xlink:type="simple" xlink:href="http://palinfo.habago.org/Entry?Command=Information_PrintForum&amp;iPage=510#FORUM31455"><text:span text:style-name="T2">#</text:span></text:a></text:p>
      <text:p text:style-name="P2">哇<text:span text:style-name="T3">~~</text:span>呼<text:span text:style-name="T3">~~~</text:span>誰有董事長介紹網站裡那張正版海報，我願意花一萬元買下來！誰<text:span text:style-name="T3">..</text:span>誰有啊？</text:p>
      <text:p text:style-name="P1">J. Z.   |  2012.04.07 05:46   |   <text:a xlink:type="simple" xlink:href="http://palinfo.habago.org/Entry?Command=Information_PrintForum&amp;iPage=510#FORUM31454"><text:span text:style-name="T2">#</text:span></text:a></text:p>
      <text:p text:style-name="P3">抱歉我好像搞錯了<text:span text:style-name="T3"><text:line-break/></text:span>國家地理頻道好像只是幫忙<text:span text:style-name="T3">"</text:span>廣告<text:span text:style-name="T3">"</text:span>而已<text:span text:style-name="T3">, </text:span>哈<text:span text:style-name="T3">...</text:span></text:p>
      <text:p text:style-name="P1"><text:span text:style-name="T1">鄭啟承</text:span><text:s/>  |  2012.04.06 20:03   |   <text:a xlink:type="simple" xlink:href="http://palinfo.habago.org/Entry?Command=Information_PrintForum&amp;iPage=510#FORUM31453"><text:span text:style-name="T2">#</text:span></text:a></text:p>
      <text:p text:style-name="P2">我不是說考據不重要，我是說那有先後順序的，電影當然以藝術性或娛樂性為第一，考據其實並不太重要，甚至可以說不必要，畢竟是在拍電影不是在做研究。科學家不用因為電影裡什麼細節不符合科學證據就大發雷霆。<text:span text:style-name="T3"><text:line-break/><text:line-break/></text:span>當然小慧那影片也蠻好笑，因為那天文學家顯然也不是真的在乎電影演錯了什麼，他只是當作一種笑料在表演而已。我也經常表演生物學家偵辦電影案件給鈺錠看，但其實我也只是在表演而已。</text:p>
      <text:p text:style-name="P1"><text:span text:style-name="T1">鄭啟承</text:span><text:s/>  |  2012.04.06 19:54   |   <text:a xlink:type="simple" xlink:href="http://palinfo.habago.org/Entry?Command=Information_PrintForum&amp;iPage=510#FORUM31452"><text:span text:style-name="T2">#</text:span></text:a></text:p>
      <text:p text:style-name="P3">好的藝術當然都是認真的，但我的想法是當我們說一種複雜的藝術形式比如電影之好壞，那你得對方是在說「哪個意義」上的好壞<text:span text:style-name="T3">? </text:span>考據或許也該認真，特別是很多科幻片總是強調自己多有科學根據或做了多少科學考證，但我覺得爛片就是把心力放錯了地方才成為爛片。比如鐵達尼裡有幾幕有人從斷成兩半的船上掉到海裡我覺得蠻酷的，還有人掉下去時撞到螺旋槳後以符合牛頓力學的方式彈跳旋轉三周半才落入海中，我為了這一秒鐘的畫面重看了一次鐵達尼<text:span text:style-name="T3"><text:s/>(</text:span>看到這一幕後就立刻關掉<text:span text:style-name="T3">)</text:span>，但被鈺錠羞辱了一頓，說怎麼會無聊到看這部讓她想到就會吐的片。<text:span text:style-name="T3"><text:line-break/><text:line-break/></text:span>然後阿凡達我覺得裡頭的景色不錯啊，而且拍攝科技簡直可說是電影史頂峰，可是人類學家黃鈺錠說她每看幾分鐘臉上就出現三條線，特別是董事長說的那段一群外星人圍在一起跳舞的那一幕，她說看了簡直是心裡圈圈叉叉。人家會這麼說不是因為她念過人類學，發現了裡頭哪些「考據」上的錯誤，正好相反，把考據的嚴謹態度等同藝術的認真態度恐怕就是爛片產生的最大原因。<text:span text:style-name="T3"><text:line-break/><text:line-break/></text:span>考據是什麼意思<text:span text:style-name="T3">? </text:span>考什麼據<text:span text:style-name="T3">? </text:span>所謂學術根據本質就是某種固定框框下的眼光，愈是符合這個框框裡看事情的方式我們就說它愈有根據。特別是科學，儘量把一件事情說死說定了就是所謂科學精神。<text:span text:style-name="T3"><text:line-break/><text:line-break/></text:span>但藝術卻是和這背道而馳的一種東西，藝術教你怎麼飛行、怎麼背離一切既定真實，否則也不叫藝術了。爛片是在這個意義上爛，而不是在什麼考據層面上爛。有時候這有某種因果關係，因為太認真在某種眼光之下看待一個故事，這故事就成了一個爛故事。<text:span text:style-name="T3"><text:line-break/><text:line-break/></text:span>爛片當然也可以看得很爽，看你生理上在不在乎那種爛而已，比如史蒂芬史匹伯的片都不是什麼偉大藝術，但我都覺得看得挺爽的。鯊魚或恐龍就再怎麼缺乏考據也不打緊，能吃人就好。</text:p>
      <text:p text:style-name="P1"><text:span text:style-name="T1">陳真</text:span><text:s/>  |  2012.04.06 19:19   |   <text:a xlink:type="simple" xlink:href="http://palinfo.habago.org/Entry?Command=Information_PrintForum&amp;iPage=510#FORUM31451"><text:span text:style-name="T2">#</text:span></text:a></text:p>
      <text:p text:style-name="P2"><text:span text:style-name="T3">(</text:span>再續<text:span text:style-name="T3">)<text:line-break/><text:line-break/></text:span>國父說<text:span text:style-name="T3">,</text:span>我們不能只搞破壞而不建設<text:span text:style-name="T3">,</text:span>所以董事長也得告訴大家一些好康訊息<text:span text:style-name="T3">. </text:span>只要是人<text:span text:style-name="T3">,</text:span>都應該看底下這部<text:span text:style-name="T3">,</text:span>當然<text:span text:style-name="T3">,</text:span>感情的事是不能勉強的<text:span text:style-name="T3">,</text:span>如果你看到睡著看到吐<text:span text:style-name="T3">,</text:span>那我也沒辦法<text:span text:style-name="T3">,</text:span>只能說人跟人的心在某些方面真的差很多<text:span text:style-name="T3">,</text:span>我覺得爛的<text:span text:style-name="T3">,</text:span>你感動涕零<text:span text:style-name="T3">,</text:span>我覺得美到爆美到心臟要跳出來的<text:span text:style-name="T3">,</text:span>你可能看到睡著<text:span text:style-name="T3">.<text:line-break/><text:line-break/>http://gallery.photowant.com/b/gallery.cfm?action=poster&amp;filmid=ffde31437357&amp;pid=P-ffde3143735701</text:span></text:p>
      <text:p text:style-name="P1"><text:span text:style-name="T1">陳真</text:span><text:s/>  |  2012.04.06 19:04   |   <text:a xlink:type="simple" xlink:href="http://palinfo.habago.org/Entry?Command=Information_PrintForum&amp;iPage=510#FORUM31450"><text:span text:style-name="T2">#</text:span></text:a></text:p>
      <text:p text:style-name="P3"><text:span text:style-name="T3">(</text:span>續<text:span text:style-name="T3">)<text:line-break/><text:line-break/></text:span>我是在英國看鐵打泥這部大爛片<text:span text:style-name="T3">,</text:span>看完燈光亮起時<text:span text:style-name="T3">,</text:span>雖然很想馬上逃去廁所吐<text:span text:style-name="T3">,</text:span>但我不敢起立<text:span text:style-name="T3">,</text:span>怕遇到熟人<text:span text:style-name="T3">,</text:span>我怕讓人知道我怎麼會來看這種爛電影<text:span text:style-name="T3">. <text:line-break/><text:line-break/></text:span>我知道各位心裏肯定不是這麼想的<text:span text:style-name="T3">,</text:span>記得那一年我暑假照例回台打工<text:span text:style-name="T3">,</text:span>在屏東基督教醫院看門診<text:span text:style-name="T3">,</text:span>經過每個辦公室<text:span text:style-name="T3">,</text:span>放眼望去<text:span text:style-name="T3">,</text:span>幾乎每台電腦的桌面都是這部大爛片<text:span text:style-name="T3">,</text:span>人們顯然愛得要死<text:span text:style-name="T3">,</text:span>搞不好當他們在戲院裏見到我也來看這電影時會因此對我的藝術品味肅然起敬也說不定<text:span text:style-name="T3">.<text:line-break/><text:line-break/></text:span>我知道罵爛片通常是會引起公憤的<text:span text:style-name="T3">,</text:span>但我沒辦法<text:span text:style-name="T3">,</text:span>我可以在任何事情上欺騙各位<text:span text:style-name="T3">,</text:span>但我就是沒法在這類根本事物的好惡上有所掩飾<text:span text:style-name="T3">,</text:span>因為有些東西之爛<text:span text:style-name="T3">,</text:span>簡直是爛到應該發射飛彈把它徹底摧毀以拯救人類的心靈才對<text:span text:style-name="T3">. <text:line-break/><text:line-break/></text:span>每次當我想起比方說阿凡達裏不是有一群怪人集體在那邊跳舞嗎<text:span text:style-name="T3">,</text:span>我真的覺得很不舒服<text:span text:style-name="T3">,</text:span>毫無美感可言<text:span text:style-name="T3">. </text:span>有沒有什麼藥可以吃了之後就能把一些醜到爆的畫面記憶給刪除的<text:span text:style-name="T3">? <text:line-break/><text:line-break/></text:span>有時我也很怕看預告片<text:span text:style-name="T3">,</text:span>真是折磨<text:span text:style-name="T3">,</text:span>什麼大傻瓜大傻瓜<text:span text:style-name="T3">,</text:span>我就是因為是大傻瓜所以才愛妳啊<text:span text:style-name="T3">,</text:span>媽的我真是會吐<text:span text:style-name="T3">. </text:span>這可以申請國家賠償嗎<text:span text:style-name="T3">? </text:span>國家不該允許爛片上映<text:span text:style-name="T3">,</text:span>傷害某些人脆弱敏感的心靈<text:span text:style-name="T3">.</text:span></text:p>
      <text:p text:style-name="P1"><text:span text:style-name="T1">陳真</text:span><text:s/>  |  2012.04.06 18:48   |   <text:a xlink:type="simple" xlink:href="http://palinfo.habago.org/Entry?Command=Information_PrintForum&amp;iPage=510#FORUM31449"><text:span text:style-name="T2">#</text:span></text:a></text:p>
      <text:p text:style-name="P2">我是說<text:span text:style-name="T3">,</text:span>這跟認不認真無關<text:span text:style-name="T3">. </text:span>反倒是過於考究才叫做不認真<text:span text:style-name="T3">,</text:span>因為那真的很荒唐<text:span text:style-name="T3">,</text:span>人家是在拍電影<text:span text:style-name="T3">,</text:span>又不是在寫天文學或航海學論文<text:span text:style-name="T3">,</text:span>更不是法官辦案在重建現場<text:span text:style-name="T3">. <text:line-break/><text:line-break/></text:span>藝術是完完全全沒有對錯問題的<text:span text:style-name="T3">;</text:span>在藝術裏你要怎麼幹都行<text:span text:style-name="T3">,</text:span>重點是美不美<text:span text:style-name="T3">,</text:span>而不是正不正確<text:span text:style-name="T3">.<text:line-break/><text:line-break/></text:span>幾十年來我老是講同樣的話<text:span text:style-name="T3">,</text:span>有點小無奈<text:span text:style-name="T3">. <text:line-break/><text:line-break/></text:span>很多精神科醫師喜歡拿電影來教學<text:span text:style-name="T3">,</text:span>教年輕醫師或護士怎麼做診斷<text:span text:style-name="T3">,</text:span>那真的很好笑<text:span text:style-name="T3">,</text:span>電影裏的人物哪有得了什麼病<text:span text:style-name="T3">? </text:span>他什麼病也沒有<text:span text:style-name="T3">,</text:span>一切角色都只是一個<text:span text:style-name="T3">metaphor,</text:span>導演要他飛天鑽地幹啥都行<text:span text:style-name="T3">. </text:span>從電影裏頭來研究角色或劇情是否符合某種醫學或物理學或天文學或這個學那個學的原理<text:span text:style-name="T3">,</text:span>真的是有點<text:span text:style-name="T3">&amp;#*@$...<text:line-break/><text:line-break/></text:span>我當然不是說你可以任意穿西裝拍古羅馬時代的神鬼戰士<text:span text:style-name="T3">,</text:span>而是說你要怎麼拍都行<text:span text:style-name="T3">,</text:span>只要有趣<text:span text:style-name="T3">,</text:span>只要美<text:span text:style-name="T3">,</text:span>沒有任何對錯問題<text:span text:style-name="T3">;</text:span>誰會無聊到去考據鐵達尼撞山那一年那一天的正確星象圖<text:span text:style-name="T3">,</text:span>毫無意義不是嗎<text:span text:style-name="T3">? </text:span>那怎麼不去考據大船出發後每一天的正確氣象狀況<text:span text:style-name="T3">? </text:span>我很懷疑曾經出現那樣一顆假假的大夕陽<text:span text:style-name="T3">,</text:span>因為根據某種嘰哩瓜拉的海洋流體力學與氣體折射原理<text:span text:style-name="T3">,</text:span>夕陽應該不可能那麼大顆而且應該不是出現在那個方位才對<text:span text:style-name="T3">,</text:span>導演真的很不用心<text:span text:style-name="T3">.</text:span></text:p>
      <text:p text:style-name="P1"><text:span text:style-name="T1">葉小慧</text:span><text:s/>  |  2012.04.06 17:11   |   <text:a xlink:type="simple" xlink:href="http://palinfo.habago.org/Entry?Command=Information_PrintForum&amp;iPage=510#FORUM31448"><text:span text:style-name="T2">#</text:span></text:a></text:p>
      <text:p text:style-name="P3">我在思考怎麼講述我自己。我的意思是，那個影片代表的是我對事情發生時習慣的立場。碰到一件事情，每個人用自己的專業或者說職業來評述，那我可以很好理解，我是那作星空的人，我會警惕自己這個小地方進行修正，我是這樣的人。但如果有人跟我或天文學家說拜託<text:span text:style-name="T3">~</text:span>不過就是個星空，有需要那麼「認真」嗎？我會跟著自己也熱血上湧想要反駁，對自己的工作或是生活認真難道不對嗎？而我也知道反駁無助於事，但自己確實是心性不成熟，會壓抑著自己不要跟對方發怒，會不斷的反噬自己，這樣子真的很悶，悶到直到我看了這個影片才得以笑了。</text:p>
      <text:p text:style-name="P1"><text:span text:style-name="T1">陳真</text:span><text:s/>  |  2012.04.06 15:45   |   <text:a xlink:type="simple" xlink:href="http://palinfo.habago.org/Entry?Command=Information_PrintForum&amp;iPage=510#FORUM31447"><text:span text:style-name="T2">#</text:span></text:a></text:p>
      <text:p text:style-name="P2"><text:span text:style-name="T3">~~</text:span>荷索的電影怎麼會淪落到那個什麼頻道上放映<text:span text:style-name="T3">?<text:line-break/><text:line-break/>~~</text:span>鐵達尼跟阿凡達都是同一個爛導演拍的低級無聊大爛片<text:span text:style-name="T3">,</text:span>但它們之所以爛到爆<text:span text:style-name="T3">,</text:span>跟考不考究歷史學或天文學一點關係都沒有<text:span text:style-name="T3">. </text:span>別說星空搞錯<text:span text:style-name="T3">,</text:span>就算整個宇宙都搞錯也與藝術無關<text:span text:style-name="T3">,</text:span>又不是法官在辦案<text:span text:style-name="T3">.<text:line-break/><text:line-break/></text:span>這讓我想起沒有半點人文精神但卻很喜歡推廣什麼人文精神的前教育部長兼前<text:span text:style-name="T3">ooxx</text:span>一堆部長的曾志朗<text:span text:style-name="T3">,</text:span>他常很得意地說他當年擔任金馬獎評審<text:span text:style-name="T3">,</text:span>把侯孝賢的悲情城市從<text:span text:style-name="T3"><text:s/>"</text:span>最佳影片<text:span text:style-name="T3">" </text:span>刷下來的英勇事蹟<text:span text:style-name="T3">. </text:span>他說<text:span text:style-name="T3">,</text:span>堅持把悲情城市刷下來的原因是他眼尖<text:span text:style-name="T3">,</text:span>被他抓到片中有一幕有人在讀報<text:span text:style-name="T3">,</text:span>但從報紙的編輯字體看來顯然不是當年<text:span text:style-name="T3">1940</text:span>年代的報紙<text:span text:style-name="T3">. <text:line-break/><text:line-break/></text:span>有這樣的評審<text:span text:style-name="T3">,</text:span>也難怪金馬獎基本上就是一種笑話<text:span text:style-name="T3">.<text:line-break/><text:line-break/></text:span>專業是一直在變的東西<text:span text:style-name="T3">,</text:span>我不知道如果大家都<text:span text:style-name="T3"><text:s/>"</text:span>堅持<text:span text:style-name="T3">" </text:span>什麼<text:span text:style-name="T3"><text:s/>"</text:span>專業<text:span text:style-name="T3">",</text:span>進步從何而來<text:span text:style-name="T3">? </text:span>我甚至不知道專業應該怎麼堅持<text:span text:style-name="T3">? </text:span>或者說你究竟是要堅持<text:span text:style-name="T3"><text:s/>"</text:span>什麼<text:span text:style-name="T3">"? </text:span>對於這個<text:span text:style-name="T3"><text:s/>"</text:span>什麼<text:span text:style-name="T3">",</text:span>你有你的看法<text:span text:style-name="T3">,</text:span>我有我的看法<text:span text:style-name="T3">,</text:span>這就是專業不是嗎<text:span text:style-name="T3">?</text:span></text:p>
      <text:p text:style-name="P1"><text:span text:style-name="T1">葉小慧</text:span><text:s/>  |  2012.04.06 14:57   |   <text:a xlink:type="simple" xlink:href="http://palinfo.habago.org/Entry?Command=Information_PrintForum&amp;iPage=510#FORUM31446"><text:span text:style-name="T2">#</text:span></text:a></text:p>
      <text:p text:style-name="P5"><text:span text:style-name="T1">近來心煩，但看到這個影片後，心情好得多。堅持自己的專業，就是職業道德。</text:span><text:line-break/><text:line-break/>http://www.youtube.com/watch?v=tOnOIclJzEs&amp;feature=share</text:p>
      <text:p text:style-name="P4"/>
      <text:p text:style-name="P1">J. Z.   |  2012.04.06 13:14   |   <text:a xlink:type="simple" xlink:href="http://palinfo.habago.org/Entry?Command=Information_PrintForum&amp;iPage=511#FORUM31445"><text:span text:style-name="T2">#</text:span></text:a></text:p>
      <text:p text:style-name="P3">是那部天然洞穴的記錄片嗎<text:span text:style-name="T3">?<text:line-break/></text:span>記得國家地理頻道好像有播過一次<text:span text:style-name="T3">?</text:span></text:p>
      <text:p text:style-name="P1"><text:span text:style-name="T1">陳真</text:span><text:s/>  |  2012.04.06 12:08   |   <text:a xlink:type="simple" xlink:href="http://palinfo.habago.org/Entry?Command=Information_PrintForum&amp;iPage=511#FORUM31444"><text:span text:style-name="T2">#</text:span></text:a></text:p>
      <text:p text:style-name="P2">只要是人<text:span text:style-name="T3">,</text:span>一定要看<text:span text:style-name="T3"><text:s/>"</text:span>荷索之<text:span text:style-name="T3">3D</text:span>秘境夢遊<text:span text:style-name="T3">"!! </text:span>可惜只有台北在演<text:span text:style-name="T3">.</text:span></text:p>
      <text:p text:style-name="P1"><text:span text:style-name="T1">陳真</text:span><text:s/>  |  2012.04.04 20:01   |   <text:a xlink:type="simple" xlink:href="http://palinfo.habago.org/Entry?Command=Information_PrintForum&amp;iPage=511#FORUM31443"><text:span text:style-name="T2">#</text:span></text:a></text:p>
      <text:p text:style-name="P3"><text:span text:style-name="T3">(</text:span>續<text:span text:style-name="T3">)<text:line-break/><text:line-break/></text:span>我這幾年常在想<text:span text:style-name="T3">,</text:span>一個人居然能對另一個人起了一種安慰作用<text:span text:style-name="T3">,</text:span>原因何在<text:span text:style-name="T3">? </text:span>並不是因為他說出了某種正確的安慰話語<text:span text:style-name="T3">,</text:span>而是因為他的善意和理解<text:span text:style-name="T3">.<text:line-break/><text:line-break/></text:span>光有善意還不夠<text:span text:style-name="T3">,</text:span>你還得有深刻的理解<text:span text:style-name="T3">;</text:span>充滿誤解的善意只會讓人更挫折<text:span text:style-name="T3">.<text:line-break/><text:line-break/></text:span>黨外時<text:span text:style-name="T3">,</text:span>美麗事件發生後兩三年<text:span text:style-name="T3">,</text:span>也就是大約八零年代初期<text:span text:style-name="T3">,</text:span>社會仍是一片肅殺之氣<text:span text:style-name="T3">,</text:span>高醫更是乾淨得跟無菌的開刀房一樣<text:span text:style-name="T3">,</text:span>全校就只有我一個人具有反國民黨的不良思想並且公開與政府對立<text:span text:style-name="T3">,</text:span>也因此<text:span text:style-name="T3">,</text:span>學校生活有如地獄一般<text:span text:style-name="T3">,</text:span>非常痛苦<text:span text:style-name="T3">,</text:span>因為你的生活四周完完全全沒有半個同志<text:span text:style-name="T3">,</text:span>所謂千夫所指或四面楚歌或許就是如此<text:span text:style-name="T3">;</text:span>周圍幾乎所有人都認為你是存心要破壞社會安定的壞人<text:span text:style-name="T3">,</text:span>是企圖挑撥政府與人民感情的野心陰謀份子<text:span text:style-name="T3">.<text:line-break/><text:line-break/></text:span>在北部的校園或許仍然還是會有一些同志<text:span text:style-name="T3">,</text:span>但在封閉的南台灣卻有好長一段時間徹底封閉<text:span text:style-name="T3">,</text:span>完全沒有任何同志<text:span text:style-name="T3">. </text:span>那時候<text:span text:style-name="T3">,</text:span>校方最喜歡對我嘲弄的一句話就是<text:span text:style-name="T3"><text:s/>"</text:span>高醫師生三千多票對你一票<text:span text:style-name="T3">".<text:line-break/><text:line-break/></text:span>幾年後<text:span text:style-name="T3">,</text:span>大約是八零年代末期<text:span text:style-name="T3">,</text:span>各地校園慢慢開始有一些反國民黨的聲音出現<text:span text:style-name="T3">,</text:span>我在高醫也終於開始有了一群革命同志<text:span text:style-name="T3">. <text:line-break/><text:line-break/></text:span>在那個風聲鶴唳的年代<text:span text:style-name="T3">,</text:span>我卻挺喜歡一位教官<text:span text:style-name="T3">. </text:span>他是負責偵察我的<text:span text:style-name="T3">,</text:span>但我對他始終懷著一份感激或感情<text:span text:style-name="T3">,</text:span>因為我知道他雖偵察我<text:span text:style-name="T3">,</text:span>卻充滿善意<text:span text:style-name="T3">. <text:line-break/><text:line-break/></text:span>更重要的是<text:span text:style-name="T3">,</text:span>在那個完全抹黑誤解的年代<text:span text:style-name="T3">,</text:span>我總感覺他對我有著一定的了解<text:span text:style-name="T3">. </text:span>我們雖然舉著正反敵對的不同旗幟<text:span text:style-name="T3">,</text:span>我敵視他的黨<text:span text:style-name="T3">,</text:span>但我並不視他為敵<text:span text:style-name="T3">,</text:span>而我也總感覺他似乎就把我當成他的小孩那樣看待<text:span text:style-name="T3">. <text:line-break/><text:line-break/></text:span>或許你會覺得這沒什麼<text:span text:style-name="T3">,</text:span>他每天偵察你當然很了解你<text:span text:style-name="T3">,</text:span>但我說的不是那種了解<text:span text:style-name="T3">. </text:span>如果你能體會周遭所有人都誤解你的那種痛苦<text:span text:style-name="T3">,</text:span>那你或許就能體會<text:span text:style-name="T3"><text:s/>"</text:span>被了解<text:span text:style-name="T3">" </text:span>是多麼珍貴的一件事<text:span text:style-name="T3">,</text:span>幾乎可以讓人願意為之捨命來做為一種回報<text:span text:style-name="T3">.<text:line-break/><text:line-break/></text:span>我至今仍常想起這個教官<text:span text:style-name="T3">,</text:span>如果沒有那樣一種善意的理解<text:span text:style-name="T3">,</text:span>那段黑暗悲愴的年少歲月恐怕會更難渡過<text:span text:style-name="T3">.<text:line-break/><text:line-break/></text:span>講這些自然是跟這部電影有點關係<text:span text:style-name="T3">. </text:span>不過<text:span text:style-name="T3">,</text:span>那電影所呈現的當然遠遠超出這些<text:span text:style-name="T3">.<text:line-break/><text:line-break/></text:span>還沒看的<text:span text:style-name="T3">,</text:span>我勸你還是不要看算了<text:span text:style-name="T3">,</text:span>因為你不太可能會喜歡的<text:span text:style-name="T3">. </text:span>至於已經看過的<text:span text:style-name="T3">,</text:span>強烈建議你再看兩遍<text:span text:style-name="T3">. </text:span>不過最好要多靠自己的英文聽力<text:span text:style-name="T3">,</text:span>因為字幕翻譯得非常爛<text:span text:style-name="T3">,</text:span>許多時候往往改裝成毫無內涵或詩意的現代用語<text:span text:style-name="T3">.<text:line-break/><text:line-break/></text:span>翻譯翻得爛還不是最可怕的<text:span text:style-name="T3">,</text:span>最可怕的是連意思都翻錯<text:span text:style-name="T3">,</text:span>特別是最後有一句畫龍點睛的對白<text:span text:style-name="T3">,smiely</text:span>對<text:span text:style-name="T3">bill</text:span>說<text:span text:style-name="T3">,</text:span>你只是<text:span text:style-name="T3">karla</text:span>的手下<text:span text:style-name="T3">,bill</text:span>憤怒地說我不是<text:span text:style-name="T3">. smiely </text:span>也怒嗆<text:span text:style-name="T3">,</text:span>你不是<text:span text:style-name="T3">karla</text:span>手下<text:span text:style-name="T3">,</text:span>那你是什麼東西<text:span text:style-name="T3">? bill </text:span>停頓了一下說<text:span text:style-name="T3">: I am someone who makes his mark.<text:line-break/><text:line-break/></text:span>我很喜歡這句話<text:span text:style-name="T3">,</text:span>但我的翻譯能力也不好<text:span text:style-name="T3">,</text:span>不知道這句相當微妙的個人告白該怎麼翻<text:span text:style-name="T3">,</text:span>但電影卻亂翻成<text:span text:style-name="T3"><text:s/>"</text:span>我是幫助<text:span text:style-name="T3">karla</text:span>功成名就的人<text:span text:style-name="T3">",</text:span>實在荒唐<text:span text:style-name="T3">. </text:span>這樣的英文能力也能翻譯電影<text:span text:style-name="T3">,</text:span>台灣是沒有翻譯人才了嗎<text:span text:style-name="T3">?</text:span></text:p>
      <text:p text:style-name="P1"><text:span text:style-name="T1">陳真</text:span><text:s/>  |  2012.04.04 17:53   |   <text:a xlink:type="simple" xlink:href="http://palinfo.habago.org/Entry?Command=Information_PrintForum&amp;iPage=511#FORUM31442"><text:span text:style-name="T2">#</text:span></text:a></text:p>
      <text:p text:style-name="P2">阿彌陀佛<text:span text:style-name="T3">,</text:span>善哉善哉<text:span text:style-name="T3">,</text:span>施主受苦了<text:span text:style-name="T3">,</text:span>苦海無涯<text:span text:style-name="T3">,</text:span>回頭是岸<text:span text:style-name="T3">. </text:span>不管哪個教我都怕<text:span text:style-name="T3">,</text:span>佛教有佛教臉<text:span text:style-name="T3">(</text:span>素食店很多<text:span text:style-name="T3">),</text:span>額頭高高的<text:span text:style-name="T3">,</text:span>印堂發亮<text:span text:style-name="T3">,</text:span>眼神射出懾人的智慧光芒<text:span text:style-name="T3">,</text:span>襯托出我的庸俗與苦惱<text:span text:style-name="T3">,</text:span>令人自慚形穢<text:span text:style-name="T3">. <text:line-break/><text:line-break/></text:span>至於基督教則是輕聲細語<text:span text:style-name="T3">,</text:span>平安<text:span text:style-name="T3">,</text:span>平安<text:span text:style-name="T3">,</text:span>感謝主<text:span text:style-name="T3">,</text:span>賜我吃<text:span text:style-name="T3">,</text:span>賜我穿<text:span text:style-name="T3">,"</text:span>賜我無免討賺就有堂用<text:span text:style-name="T3">"(</text:span>台語<text:span text:style-name="T3">),</text:span>一副溫馨喜樂的嘴臉<text:span text:style-name="T3">,</text:span>我是說嘴巴很溫馨<text:span text:style-name="T3">,</text:span>臉色很祥和<text:span text:style-name="T3">,</text:span>襯托出我悲慘憂鬱愁苦煩惱的可笑模樣<text:span text:style-name="T3">.<text:line-break/><text:line-break/></text:span>不管哪個教我都怕<text:span text:style-name="T3">,</text:span>就像妖怪害怕看到師公一樣<text:span text:style-name="T3">,</text:span>他們銳利發出光芒的眼神簡直能把把嚇出妖怪原形<text:span text:style-name="T3">,</text:span>嚇成一灘血水<text:span text:style-name="T3">.<text:line-break/><text:line-break/></text:span>還沒看<text:span text:style-name="T3"><text:s/>tinker, tailor, soldier, spy</text:span>的<text:span text:style-name="T3">,</text:span>可以不用看沒關係<text:span text:style-name="T3">,</text:span>因為我想除非具有至少六層樓高的藝術品味功力<text:span text:style-name="T3">,</text:span>否則是不會喜歡的<text:span text:style-name="T3">,</text:span>甚至有看沒有懂<text:span text:style-name="T3">. <text:line-break/><text:line-break/></text:span>看完這片之後<text:span text:style-name="T3">,</text:span>我決定把<text:span text:style-name="T3">Tomas Alfredson</text:span>從<text:span text:style-name="T3"><text:s/>"</text:span>血色入侵<text:span text:style-name="T3">" (let the right one in)</text:span>的巨匠水平<text:span text:style-name="T3">,</text:span>晉身為大師行列<text:span text:style-name="T3">. </text:span>這導演風格低調<text:span text:style-name="T3">,</text:span>細微之處舉手投足間卻十分動人<text:span text:style-name="T3">,</text:span>能夠用一兩個稍縱即逝的鏡頭<text:span text:style-name="T3">,</text:span>說出許多說不出來的東西<text:span text:style-name="T3">. <text:line-break/><text:line-break/></text:span>這片一點也不懸疑<text:span text:style-name="T3">,</text:span>但如果你真的不聽勸阻一定要去看<text:span text:style-name="T3">,</text:span>建議你至少要看三遍<text:span text:style-name="T3">,</text:span>才有可能不光是<text:span text:style-name="T3"><text:s/>"</text:span>看到<text:span text:style-name="T3">" </text:span>而且還能<text:span text:style-name="T3"><text:s/>"</text:span>感受到<text:span text:style-name="T3">" </text:span>這部陽剛電影的美麗與哀愁<text:span text:style-name="T3">. <text:line-break/><text:line-break/></text:span>我想這導演顯然有著一顆非常敏銳的心靈<text:span text:style-name="T3">,</text:span>光是讓他聞一下似乎就能深深理解你的感情<text:span text:style-name="T3">;</text:span>只有極少數人天生有著這樣一種理解人的本事<text:span text:style-name="T3">,</text:span>大多數人你就算表白千言萬語他仍然對你一無所知<text:span text:style-name="T3">,</text:span>或甚至反而對你充滿極端可怕的荒謬誤解<text:span text:style-name="T3">.</text:span></text:p>
      <text:p text:style-name="P1">J. Z.   |  2012.04.04 17:04   |   <text:a xlink:type="simple" xlink:href="http://palinfo.habago.org/Entry?Command=Information_PrintForum&amp;iPage=511#FORUM31441"><text:span text:style-name="T2">#</text:span></text:a></text:p>
      <text:p text:style-name="P3">現在人在加拿大<text:span text:style-name="T3">, </text:span>住在某朋友家<text:span text:style-name="T3"><text:line-break/></text:span>被朋友拉去華人教會聽講道<text:span text:style-name="T3">(</text:span>本人這輩子沒進過教會去聽過一次傳道<text:span text:style-name="T3">), </text:span>真是令人痛苦的經驗<text:span text:style-name="T3"><text:line-break/></text:span>上帝可能在任何地方<text:span text:style-name="T3">, </text:span>就是不會在教會裡</text:p>
      <text:p text:style-name="P1"><text:span text:style-name="T1">學姊</text:span><text:s/>  |  2012.04.01 18:26   |   <text:a xlink:type="simple" xlink:href="http://palinfo.habago.org/Entry?Command=Information_PrintForum&amp;iPage=511#FORUM31440"><text:span text:style-name="T2">#</text:span></text:a></text:p>
      <text:p text:style-name="P6"><text:span text:style-name="T1">有興趣了解</text:span>George Clooney<text:span text:style-name="T1">所提的蘇丹議題的人，可以看看這篇文章。</text:span>Glooney<text:span text:style-name="T1">的非洲理解同樣是</text:span>Kony 2012<text:span text:style-name="T1">式的遠離真相的善惡二分，拯救者也總都得由西方人擔綱。</text:span><text:line-break/>http://www.guardian.co.uk/commentisfree/2012/mar/19/george-clooney-isnt-helping-su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